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423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6.671cm"/>
    </style:style>
    <style:style style:name="Table1.D" style:family="table-column">
      <style:table-column-properties style:column-width="4.715cm"/>
    </style:style>
    <style:style style:name="Table1.1" style:family="table-row">
      <style:table-row-properties style:min-row-height="0.855cm" style:keep-together="true" fo:keep-together="auto"/>
    </style:style>
    <style:style style:name="Table1.A1" style:family="table-cell">
      <style:table-cell-properties style:vertical-align="" fo:background-color="transparent" fo:padding-left="0.191cm" fo:padding-right="0.191cm" fo:padding-top="0cm" fo:padding-bottom="0cm" fo:border="0.002cm solid #000001">
        <style:background-image/>
      </style:table-cell-properties>
    </style:style>
    <style:style style:name="Table1.8" style:family="table-row">
      <style:table-row-properties style:min-row-height="1.279cm" style:keep-together="true" fo:keep-together="auto"/>
    </style:style>
    <style:style style:name="Table2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64cm"/>
    </style:style>
    <style:style style:name="Table2.B" style:family="table-column">
      <style:table-column-properties style:column-width="3.99cm"/>
    </style:style>
    <style:style style:name="Table2.C" style:family="table-column">
      <style:table-column-properties style:column-width="6.618cm"/>
    </style:style>
    <style:style style:name="Table2.D" style:family="table-column">
      <style:table-column-properties style:column-width="4.741cm"/>
    </style:style>
    <style:style style:name="Table2.1" style:family="table-row">
      <style:table-row-properties style:min-row-height="0.855cm" style:keep-together="true" fo:keep-together="auto"/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="0.002cm solid #000001">
        <style:background-image/>
      </style:table-cell-properties>
    </style:style>
    <style:style style:name="Table2.2" style:family="table-row">
      <style:table-row-properties style:min-row-height="1.279cm" style:keep-together="true" fo:keep-together="auto"/>
    </style:style>
    <style:style style:name="Table2.3" style:family="table-row">
      <style:table-row-properties style:min-row-height="2.549cm" style:keep-together="true" fo:keep-together="auto"/>
    </style:style>
    <style:style style:name="Table3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411cm"/>
    </style:style>
    <style:style style:name="Table3.B" style:family="table-column">
      <style:table-column-properties style:column-width="4.209cm"/>
    </style:style>
    <style:style style:name="Table3.C" style:family="table-column">
      <style:table-column-properties style:column-width="6.57cm"/>
    </style:style>
    <style:style style:name="Table3.D" style:family="table-column">
      <style:table-column-properties style:column-width="4.8cm"/>
    </style:style>
    <style:style style:name="Table3.1" style:family="table-row">
      <style:table-row-properties style:min-row-height="0.855cm" style:keep-together="true" fo:keep-together="auto"/>
    </style:style>
    <style:style style:name="Table3.A1" style:family="table-cell">
      <style:table-cell-properties style:vertical-align="" fo:background-color="transparent" fo:padding-left="0.191cm" fo:padding-right="0.191cm" fo:padding-top="0cm" fo:padding-bottom="0cm" fo:border="0.002cm solid #000001">
        <style:background-image/>
      </style:table-cell-properties>
    </style:style>
    <style:style style:name="Table3.5" style:family="table-row">
      <style:table-row-properties style:min-row-height="2.125cm" style:keep-together="true" fo:keep-together="auto"/>
    </style:style>
    <style:style style:name="Table3.6" style:family="table-row">
      <style:table-row-properties style:min-row-height="2.972cm" style:keep-together="true" fo:keep-together="auto"/>
    </style:style>
    <style:style style:name="Table4" style:family="table">
      <style:table-properties style:width="15.642cm" fo:margin-left="0.002cm" fo:margin-top="0cm" fo:margin-bottom="0cm" fo:break-before="page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884cm"/>
    </style:style>
    <style:style style:name="Table4.B" style:family="table-column">
      <style:table-column-properties style:column-width="1.834cm"/>
    </style:style>
    <style:style style:name="Table4.C" style:family="table-column">
      <style:table-column-properties style:column-width="1.953cm"/>
    </style:style>
    <style:style style:name="Table4.E" style:family="table-column">
      <style:table-column-properties style:column-width="4.452cm"/>
    </style:style>
    <style:style style:name="Table4.F" style:family="table-column">
      <style:table-column-properties style:column-width="0.915cm"/>
    </style:style>
    <style:style style:name="Table4.G" style:family="table-column">
      <style:table-column-properties style:column-width="3.787cm"/>
    </style:style>
    <style:style style:name="Table4.H" style:family="table-column">
      <style:table-column-properties style:column-width="0.933cm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row-height="0.293cm" style:keep-together="true" fo:keep-together="auto"/>
    </style:style>
    <style:style style:name="Table4.A2" style:family="table-cell">
      <style:table-cell-properties style:vertical-align="" fo:background-color="#23b8dc" fo:padding-left="0.191cm" fo:padding-right="0.191cm" fo:padding-top="0cm" fo:padding-bottom="0cm" fo:border="0.002cm solid #000001">
        <style:background-image/>
      </style:table-cell-properties>
    </style:style>
    <style:style style:name="Table4.F2" style:family="table-cell">
      <style:table-cell-properties style:vertical-align="" fo:background-color="#ffff66" fo:padding-left="0.191cm" fo:padding-right="0.191cm" fo:padding-top="0cm" fo:padding-bottom="0cm" fo:border="0.002cm solid #000001">
        <style:background-image/>
      </style:table-cell-properties>
    </style:style>
    <style:style style:name="Table4.3" style:family="table-row">
      <style:table-row-properties style:row-height="0.295cm" style:keep-together="true" fo:keep-together="auto"/>
    </style:style>
    <style:style style:name="Table4.D4" style:family="table-cell" style:data-style-name="N0">
      <style:table-cell-properties style:vertical-align="" fo:background-color="#23b8dc" fo:padding-left="0.191cm" fo:padding-right="0.191cm" fo:padding-top="0cm" fo:padding-bottom="0cm" fo:border="0.002cm solid #000001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ackground-color="#23b8dc">
        <style:background-image/>
      </style:paragraph-properties>
      <style:text-properties fo:font-size="6pt" style:font-size-asian="6pt" style:font-size-complex="6pt"/>
    </style:style>
    <style:style style:name="P3" style:family="paragraph" style:parent-style-name="Table_20_Style_20_2">
      <style:paragraph-properties fo:text-align="center" style:justify-single-word="false" fo:background-color="#23b8dc">
        <style:background-image/>
      </style:paragraph-properties>
      <style:text-properties style:font-name="Helvetica1" fo:font-size="7pt" style:font-size-asian="7pt" style:font-size-complex="7pt"/>
    </style:style>
    <style:style style:name="P4" style:family="paragraph" style:parent-style-name="Table_20_Style_20_2">
      <style:paragraph-properties fo:background-color="#23b8dc">
        <style:background-image/>
      </style:paragraph-properties>
      <style:text-properties style:font-name="Helvetica1" fo:font-size="6pt" style:font-size-asian="6pt" style:font-size-complex="6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23b8dc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6pt" fo:letter-spacing="normal" fo:font-style="normal" style:text-underline-style="none" fo:font-weight="normal" style:letter-kerning="true" style:font-name-asian="Arial Unicode MS" style:font-size-asian="6pt" style:font-style-asian="normal" style:font-weight-asian="normal" style:font-name-complex="Arial Unicode MS" style:font-size-complex="6pt" style:font-style-complex="normal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ffff66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6pt" fo:letter-spacing="normal" fo:font-style="normal" style:text-underline-style="none" fo:font-weight="normal" style:letter-kerning="true" style:font-name-asian="Arial Unicode MS" style:font-size-asian="6pt" style:font-style-asian="normal" style:font-weight-asian="normal" style:font-name-complex="Arial Unicode MS" style:font-size-complex="6pt" style:font-style-complex="normal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.212cm" fo:text-align="center" style:justify-single-word="false"/>
      <style:text-properties fo:font-size="9pt" style:font-size-asian="9pt" style:font-size-complex="9pt"/>
    </style:style>
    <style:style style:name="P12" style:family="paragraph" style:parent-style-name="Table_20_Style_20_2">
      <style:paragraph-properties fo:text-align="center" style:justify-single-word="false" fo:background-color="#ffff66">
        <style:background-image/>
      </style:paragraph-properties>
      <style:text-properties style:font-name="Helvetica1" fo:font-size="7pt" style:font-size-asian="7pt" style:font-size-complex="7pt"/>
    </style:style>
    <style:style style:name="P13" style:family="paragraph" style:parent-style-name="Table_20_Style_20_2">
      <style:paragraph-properties fo:background-color="#ffff66">
        <style:background-image/>
      </style:paragraph-properties>
      <style:text-properties style:font-name="Helvetica1" fo:font-size="6pt" style:font-size-asian="6pt" style:font-size-complex="6pt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Body" style:list-style-name="WWNum2"/>
    <style:style style:name="P16" style:family="paragraph" style:parent-style-name="Body" style:list-style-name="WWNum3"/>
    <style:style style:name="T1" style:family="text">
      <style:text-properties fo:font-variant="normal" fo:text-transform="none" fo:color="#000000" style:text-outline="false" style:text-line-through-style="none" style:text-position="0% 100%" style:font-name="Helvetica1" fo:letter-spacing="normal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position="0% 100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position="super 58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ireless pixel V1 protocol</text:p>
      <text:p text:style-name="Body"/>
      <text:p text:style-name="Body">Proposed protocol for the version 1 pixel – will need to verify this can all be implemented within the limited memory of the ATTiny85.</text:p>
      <text:p text:style-name="Body"/>
      <text:p text:style-name="Body">This protocol uses only the broadcast service of the underlying nrf24l01 library. <text:s/></text:p>
      <text:p text:style-name="Body"/>
      <text:p text:style-name="Body">There are 2 options to target the commands:</text:p>
      <text:list xml:id="list8925655071240762821" text:style-name="WWNum2">
        <text:list-item>
          <text:list>
            <text:list-item>
              <text:list>
                <text:list-item>
                  <text:p text:style-name="P15">All pixels in range</text:p>
                </text:list-item>
                <text:list-item>
                  <text:p text:style-name="P15">Pixels belonging to a specific group</text:p>
                </text:list-item>
              </text:list>
            </text:list-item>
          </text:list>
        </text:list-item>
      </text:list>
      <text:p text:style-name="Body">There are 2 options when specifying colours:</text:p>
      <text:list xml:id="list1352778942" text:continue-numbering="true" text:style-name="WWNum2">
        <text:list-item>
          <text:list>
            <text:list-item>
              <text:list>
                <text:list-item>
                  <text:p text:style-name="P15">Standard colours (0-8)</text:p>
                </text:list-item>
                <text:list-item>
                  <text:p text:style-name="P15">RGB values</text:p>
                </text:list-item>
              </text:list>
            </text:list-item>
          </text:list>
        </text:list-item>
      </text:list>
      <text:p text:style-name="Body"/>
      <text:p text:style-name="Body">On the ATTiny85 and other CPUs the EPROM memory is used to store standards colour values and group ID.</text:p>
      <text:p text:style-name="Body"/>
      <text:h text:style-name="Heading" text:outline-level="1">Basic command structure</text:h>
      <text:p text:style-name="Body">&lt;Group target&gt; &lt;RGB colours&gt; &lt;remaining 6bits&gt; [ optional additional bytes of command]</text:p>
      <text:list xml:id="list8580337331085724327" text:style-name="WWNum3">
        <text:list-item>
          <text:p text:style-name="P16">Group target is 0 if all pixels or 1 for a specific group</text:p>
        </text:list-item>
        <text:list-item>
          <text:p text:style-name="P16">RGB colours is 0 if using standard colours or 1 for RGB values </text:p>
        </text:list-item>
      </text:list>
      <text:p text:style-name="Body"/>
      <text:p text:style-name="Body">Group targets are identified by an IDs, which are 2 byte -&gt; 0 - 65535. <text:s/></text:p>
      <text:p text:style-name="Body"/>
      <text:h text:style-name="Heading" text:outline-level="1">Standard colours</text:h>
      <text:p text:style-name="Body">Initial values (RGB)</text:p>
      <text:p text:style-name="Body">0 (000) - 0, 0, 0</text:p>
      <text:p text:style-name="Body">1 (001) - 255, 0, 0</text:p>
      <text:p text:style-name="Body">2 (010)- 0, 255, 0</text:p>
      <text:p text:style-name="Body">3 (011)- 0, 0, 255</text:p>
      <text:p text:style-name="Body">4 (100)- 255, 255, 0</text:p>
      <text:p text:style-name="Body">5 (101)- 0, 255, 255</text:p>
      <text:p text:style-name="Body">6 (110)- 255, 0, 255</text:p>
      <text:p text:style-name="Body">7 (111)- 255, 255, 255</text:p>
      <text:p text:style-name="Body"/>
      <text:p text:style-name="Body">Commands are of format (1-byte + optional additional bytet):</text:p>
      <text:p text:style-name="Body">&lt;Group ID&gt;&lt;0&gt;&lt;CCC&gt;&lt;colour/sequence - 3 bits&gt;</text:p>
      <text:p text:style-name="Body">where:</text:p>
      <text:p text:style-name="Body">Group ID is 1 bit : 0 = all pixel broadcast ; 1 – group ID specified as additional 2 bytes</text:p>
      <text:p text:style-name="Body">CCC = 3 bit command code</text:p>
      <text:p text:style-name="Body">ccc = 3 bit standard colour code or sequence ID</text:p>
      <text:p text:style-name="Body"/>
      <text:p text:style-name="Body">Command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0 (000)</text:p>
          </table:table-cell>
          <table:table-cell table:style-name="Table1.A1" office:value-type="string">
            <text:p text:style-name="P8">set colour</text:p>
          </table:table-cell>
          <table:table-cell table:style-name="Table1.A1" office:value-type="string">
            <text:p text:style-name="P8">0b00000ccc</text:p>
            <text:p text:style-name="P8">0b10000ccc &lt;id-hi&gt;&lt;id-lo&gt;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1 (001)</text:p>
          </table:table-cell>
          <table:table-cell table:style-name="Table1.A1" office:value-type="string">
            <text:p text:style-name="P8">fade to colour</text:p>
          </table:table-cell>
          <table:table-cell table:style-name="Table1.A1" office:value-type="string">
            <text:p text:style-name="P8">0b00001ccc &lt;time&gt;</text:p>
            <text:p text:style-name="P8">0b10000ccc &lt;id-hi&gt;&lt;id-lo&gt; &lt;time&gt; </text:p>
          </table:table-cell>
          <table:table-cell table:style-name="Table1.A1" office:value-type="string">
            <text:p text:style-name="P8">additional byte specifying time in 1/100 seconds</text:p>
          </table:table-cell>
        </table:table-row>
        <table:table-row table:style-name="Table1.1">
          <table:table-cell table:style-name="Table1.A1" office:value-type="string">
            <text:p text:style-name="P7">2 (010)</text:p>
          </table:table-cell>
          <table:table-cell table:style-name="Table1.A1" office:value-type="string">
            <text:p text:style-name="P8">Play sequence</text:p>
          </table:table-cell>
          <table:table-cell table:style-name="Table1.A1" office:value-type="string">
            <text:p text:style-name="P8">0b00010sss</text:p>
            <text:p text:style-name="P8">0b10010sss &lt;id-hi&gt;&lt;id-lo&gt;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3 (011)</text:p>
          </table:table-cell>
          <table:table-cell table:style-name="Table1.A1" office:value-type="string">
            <text:p text:style-name="P8">Play sequence with fade</text:p>
          </table:table-cell>
          <table:table-cell table:style-name="Table1.A1" office:value-type="string">
            <text:p text:style-name="P8">0b00011sss &lt;time&gt;</text:p>
            <text:p text:style-name="P8">0b10011sss &lt;id-hi&gt;&lt;id-lo&gt; &lt;time&gt; 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4 (100)</text:p>
          </table:table-cell>
          <table:table-cell table:style-name="Table1.A1" office:value-type="string">
            <text:p text:style-name="P8">loop sequence</text:p>
          </table:table-cell>
          <table:table-cell table:style-name="Table1.A1" office:value-type="string">
            <text:p text:style-name="P8">0b00100sss</text:p>
            <text:p text:style-name="P8">0b10100sss &lt;id-hi&gt;&lt;id-lo&gt;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5 (101)</text:p>
          </table:table-cell>
          <table:table-cell table:style-name="Table1.A1" office:value-type="string">
            <text:p text:style-name="P8">loop sequence with fade</text:p>
          </table:table-cell>
          <table:table-cell table:style-name="Table1.A1" office:value-type="string">
            <text:p text:style-name="P8">0b00101sss &lt;time&gt;</text:p>
            <text:p text:style-name="P8">0b10101sss &lt;id-hi&gt;&lt;id-lo&gt; &lt;time&gt;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6 (110)</text:p>
          </table:table-cell>
          <table:table-cell table:style-name="Table1.A1" office:value-type="string">
            <text:p text:style-name="P8">update colour</text:p>
          </table:table-cell>
          <table:table-cell table:style-name="Table1.A1" office:value-type="string">
            <text:p text:style-name="P8">0b00110ccc &lt;R&gt;&lt;G&gt;&lt;B&gt;</text:p>
            <text:p text:style-name="P8">0b10110ccc &lt;id-hi&gt;&lt;id-lo&gt; &lt;R&gt;&lt;G&gt;&lt;B&gt; </text:p>
          </table:table-cell>
          <table:table-cell table:style-name="Table1.A1" office:value-type="string">
            <text:p text:style-name="P5"/>
          </table:table-cell>
        </table:table-row>
        <table:table-row table:style-name="Table1.8">
          <table:table-cell table:style-name="Table1.A1" office:value-type="string">
            <text:p text:style-name="P7">7 (111)</text:p>
          </table:table-cell>
          <table:table-cell table:style-name="Table1.A1" office:value-type="string">
            <text:p text:style-name="P8">update sequence</text:p>
          </table:table-cell>
          <table:table-cell table:style-name="Table1.A1" office:value-type="string">
            <text:p text:style-name="P6"><text:span text:style-name="T2">0b00111sss &lt;n&gt; [cccttttt]</text:span><text:span text:style-name="T3">n</text:span></text:p>
            <text:p text:style-name="P6"><text:span text:style-name="T2">0b10111sss &lt;id-hi&gt;&lt;id-lo&gt; &lt;n&gt; [cccttttt]</text:span><text:span text:style-name="T3">n </text:span></text:p>
          </table:table-cell>
          <table:table-cell table:style-name="Table1.A1" office:value-type="string">
            <text:p text:style-name="P8">n = number of steps in seq.</text:p>
            <text:p text:style-name="P8">ccc = colour, ttttt = time (tenth of seconds 0 - 31)</text:p>
          </table:table-cell>
        </table:table-row>
      </table:table>
      <text:p text:style-name="Body"/>
      <text:p text:style-name="Body"><text:soft-page-break/></text:p>
      <text:p text:style-name="Body">&lt;Group ID&gt;&lt;1&gt;&lt;00&gt;&lt;CCCC&gt;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0 (0000)</text:p>
          </table:table-cell>
          <table:table-cell table:style-name="Table2.A1" office:value-type="string">
            <text:p text:style-name="P8">Set RGB colour</text:p>
          </table:table-cell>
          <table:table-cell table:style-name="Table2.A1" office:value-type="string">
            <text:p text:style-name="P8">0b01000000 &lt;R&gt;&lt;G&gt;&lt;B&gt;</text:p>
            <text:p text:style-name="P8">0b11000000 &lt;id-hi&gt;&lt;id-lo&gt; &lt;R&gt;&lt;G&gt;&lt;B&gt; </text:p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8">1 (0001)</text:p>
          </table:table-cell>
          <table:table-cell table:style-name="Table2.A1" office:value-type="string">
            <text:p text:style-name="P8">Fade to RGB colour</text:p>
          </table:table-cell>
          <table:table-cell table:style-name="Table2.A1" office:value-type="string">
            <text:p text:style-name="P8">0b01000001 &lt;R&gt;&lt;G&gt;&lt;B&gt; &lt;time&gt;</text:p>
            <text:p text:style-name="P8">0b11000001 &lt;id-hi&gt;&lt;id-lo&gt;&lt;R&gt;&lt;G&gt;&lt;B&gt; &lt;time&gt; </text:p>
          </table:table-cell>
          <table:table-cell table:style-name="Table2.A1" office:value-type="string">
            <text:p text:style-name="P5"/>
          </table:table-cell>
        </table:table-row>
        <table:table-row table:style-name="Table2.3">
          <table:table-cell table:style-name="Table2.A1" office:value-type="string">
            <text:p text:style-name="P8">2 (0010)</text:p>
          </table:table-cell>
          <table:table-cell table:style-name="Table2.A1" office:value-type="string">
            <text:p text:style-name="P8">Store updates</text:p>
          </table:table-cell>
          <table:table-cell table:style-name="Table2.A1" office:value-type="string">
            <text:p text:style-name="P8">0b01000010</text:p>
            <text:p text:style-name="P8">0b11000010</text:p>
          </table:table-cell>
          <table:table-cell table:style-name="Table2.A1" office:value-type="string">
            <text:p text:style-name="P8">Modifying sequences and standard colours does not write to store, so will revert on reboot. This command forces changes to storage to survive reboot</text:p>
          </table:table-cell>
        </table:table-row>
      </table:table>
      <text:p text:style-name="Body"/>
      <text:p text:style-name="Body"/>
      <text:p text:style-name="Body">&lt;Group ID&gt;&lt;1&gt;&lt;CCC&gt;&lt;SSS&gt; (CCC <text:s/>&gt; 1 so as not to overlap with previous command group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2 (010)</text:p>
          </table:table-cell>
          <table:table-cell table:style-name="Table3.A1" office:value-type="string">
            <text:p text:style-name="P8">Play RGB sequence</text:p>
          </table:table-cell>
          <table:table-cell table:style-name="Table3.A1" office:value-type="string">
            <text:p text:style-name="P8">0b01010SSS</text:p>
            <text:p text:style-name="P8">0b11010SSS &lt;id-hi&gt;&lt;id-lo&gt; 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8">3 (011)</text:p>
          </table:table-cell>
          <table:table-cell table:style-name="Table3.A1" office:value-type="string">
            <text:p text:style-name="P8">Play RGB sequence with fade</text:p>
          </table:table-cell>
          <table:table-cell table:style-name="Table3.A1" office:value-type="string">
            <text:p text:style-name="P8">0b01011SSS &lt;time&gt;</text:p>
            <text:p text:style-name="P8">0b11011SSS &lt;id-hi&gt;&lt;id-lo&gt; &lt;time&gt; 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8">4 (100)</text:p>
          </table:table-cell>
          <table:table-cell table:style-name="Table3.A1" office:value-type="string">
            <text:p text:style-name="P8">Loop RGB Sequence</text:p>
          </table:table-cell>
          <table:table-cell table:style-name="Table3.A1" office:value-type="string">
            <text:p text:style-name="P8">0b01100SSS</text:p>
            <text:p text:style-name="P8">0b11100SSS &lt;id-hi&gt;&lt;id-lo&gt; 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8">5 (101)</text:p>
          </table:table-cell>
          <table:table-cell table:style-name="Table3.A1" office:value-type="string">
            <text:p text:style-name="P8">Loop RGB Sequence with fade</text:p>
          </table:table-cell>
          <table:table-cell table:style-name="Table3.A1" office:value-type="string">
            <text:p text:style-name="P8">0b01101SSS &lt;time&gt;</text:p>
            <text:p text:style-name="P8">0b11101SSS &lt;id-hi&gt;&lt;id-lo&gt; &lt;time&gt; </text:p>
          </table:table-cell>
          <table:table-cell table:style-name="Table3.A1" office:value-type="string">
            <text:p text:style-name="P5"/>
          </table:table-cell>
        </table:table-row>
        <table:table-row table:style-name="Table3.5">
          <table:table-cell table:style-name="Table3.A1" office:value-type="string">
            <text:p text:style-name="P8">6 (110)</text:p>
          </table:table-cell>
          <table:table-cell table:style-name="Table3.A1" office:value-type="string">
            <text:p text:style-name="P8">update RGB sequence</text:p>
          </table:table-cell>
          <table:table-cell table:style-name="Table3.A1" office:value-type="string">
            <text:p text:style-name="P6"><text:span text:style-name="T1">0b01110SSS</text:span><text:span text:style-name="T2"> &lt;n&gt; </text:span><text:span text:style-name="T1">&lt;n</text:span><text:span text:style-name="T2">p</text:span><text:span text:style-name="T1">&gt;</text:span><text:span text:style-name="T2"> [&lt;R&gt;&lt;G&gt;&lt;B&gt;&lt;time&gt;]</text:span><text:span text:style-name="T3">n</text:span></text:p>
            <text:p text:style-name="P6"><text:span text:style-name="T1">0b11110SSS </text:span><text:span text:style-name="T2">&lt;id-hi&gt;&lt;id-lo&gt; &lt;n&gt; [&lt;R&gt;&lt;G&gt;&lt;B&gt;&lt;time&gt;]</text:span><text:span text:style-name="T3">n </text:span></text:p>
          </table:table-cell>
          <table:table-cell table:style-name="Table3.A1" office:value-type="string">
            <text:p text:style-name="P8">np specifies number of sequence elements in this command, use continuation to add remaining sequence steps</text:p>
          </table:table-cell>
        </table:table-row>
        <table:table-row table:style-name="Table3.6">
          <table:table-cell table:style-name="Table3.A1" office:value-type="string">
            <text:p text:style-name="P8">7 (111)</text:p>
          </table:table-cell>
          <table:table-cell table:style-name="Table3.A1" office:value-type="string">
            <text:p text:style-name="P8">Update sequence continued from position</text:p>
          </table:table-cell>
          <table:table-cell table:style-name="Table3.A1" office:value-type="string">
            <text:p text:style-name="P6"><text:span text:style-name="T1">0b01111SSS</text:span><text:span text:style-name="T2"> &lt;p&gt;</text:span><text:span text:style-name="T1"> &lt;n&gt;</text:span><text:span text:style-name="T2"> [&lt;R&gt;&lt;G&gt;&lt;B&gt;&lt;time&gt;]</text:span><text:span text:style-name="T3">n</text:span></text:p>
            <text:p text:style-name="P6"><text:span text:style-name="T1">0b11111SSS</text:span><text:span text:style-name="T2"> &lt;id-hi&gt;&lt;id-lo&gt; &lt;p&gt;</text:span><text:span text:style-name="T1"> &lt;n&gt;</text:span><text:span text:style-name="T2"> [&lt;R&gt;&lt;G&gt;&lt;B&gt;&lt;time&gt;]</text:span><text:span text:style-name="T3">n </text:span></text:p>
          </table:table-cell>
          <table:table-cell table:style-name="Table3.A1" office:value-type="string">
            <text:p text:style-name="P8">Finite sized packet, so use this command to complete sequence if overflow a single packet. Position p specifies where this command should start in sequence. Sequences start at position 0.</text:p>
          </table:table-cell>
        </table:table-row>
      </table:table>
      <text:p text:style-name="Body"/>
      <text:p text:style-name="Body"/>
      <text:p text:style-name="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 table:style-name="Table4.1">
            <table:table-cell table:style-name="Table4.A1" table:number-columns-spanned="2" office:value-type="string">
              <text:p text:style-name="P11">Summary of commands</text:p>
            </table:table-cell>
            <table:covered-table-cell/>
            <table:table-cell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4.2">
          <table:table-cell table:style-name="Table4.A2" table:number-columns-spanned="5" office:value-type="string">
            <text:p text:style-name="P3">Broadcast</text:p>
          </table:table-cell>
          <table:covered-table-cell/>
          <table:covered-table-cell/>
          <table:covered-table-cell/>
          <table:covered-table-cell/>
          <table:table-cell table:style-name="Table4.F2" table:number-columns-spanned="3" office:value-type="string">
            <text:p text:style-name="P12">Group</text:p>
          </table:table-cell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9">0</text:p>
          </table:table-cell>
          <table:table-cell table:style-name="Table4.A2" table:number-columns-spanned="2" office:value-type="string">
            <text:p text:style-name="P4">Set colour 0</text:p>
          </table:table-cell>
          <table:covered-table-cell/>
          <table:table-cell table:style-name="Table4.A2" office:value-type="string">
            <text:p text:style-name="P9">40</text:p>
          </table:table-cell>
          <table:table-cell table:style-name="Table4.A2" office:value-type="string">
            <text:p text:style-name="P4">Set RGB colour</text:p>
          </table:table-cell>
          <table:table-cell table:style-name="Table4.F2" office:value-type="string">
            <text:p text:style-name="P10">80</text:p>
          </table:table-cell>
          <table:table-cell table:style-name="Table4.F2" office:value-type="string">
            <text:p text:style-name="P13">Set colour 0</text:p>
          </table:table-cell>
          <table:table-cell table:style-name="Table4.F2" office:value-type="string">
            <text:p text:style-name="P10">C0</text:p>
          </table:table-cell>
        </table:table-row>
        <table:table-row table:style-name="Table4.3">
          <table:table-cell table:style-name="Table4.A2" office:value-type="string">
            <text:p text:style-name="P9">1</text:p>
          </table:table-cell>
          <table:table-cell table:style-name="Table4.A2" table:number-columns-spanned="2" office:value-type="string">
            <text:p text:style-name="P4">Set colour 1</text:p>
          </table:table-cell>
          <table:covered-table-cell/>
          <table:table-cell table:style-name="Table4.D4" office:value-type="float" office:value="41">
            <text:p text:style-name="P9">41</text:p>
          </table:table-cell>
          <table:table-cell table:style-name="Table4.A2" office:value-type="string">
            <text:p text:style-name="P4">Fade to RGB colour</text:p>
          </table:table-cell>
          <table:table-cell table:style-name="Table4.F2" office:value-type="string">
            <text:p text:style-name="P10">81</text:p>
          </table:table-cell>
          <table:table-cell table:style-name="Table4.F2" office:value-type="string">
            <text:p text:style-name="P13">Set colour 1</text:p>
          </table:table-cell>
          <table:table-cell table:style-name="Table4.F2" office:value-type="string">
            <text:p text:style-name="P10">C1</text:p>
          </table:table-cell>
        </table:table-row>
        <table:table-row table:style-name="Table4.3">
          <table:table-cell table:style-name="Table4.A2" office:value-type="string">
            <text:p text:style-name="P9">2</text:p>
          </table:table-cell>
          <table:table-cell table:style-name="Table4.A2" table:number-columns-spanned="2" office:value-type="string">
            <text:p text:style-name="P4">Set colour 2</text:p>
          </table:table-cell>
          <table:covered-table-cell/>
          <table:table-cell table:style-name="Table4.A2" office:value-type="string">
            <text:p text:style-name="P9">42</text:p>
          </table:table-cell>
          <table:table-cell table:style-name="Table4.A2" office:value-type="string">
            <text:p text:style-name="P4">Store updates</text:p>
          </table:table-cell>
          <table:table-cell table:style-name="Table4.F2" office:value-type="string">
            <text:p text:style-name="P10">82</text:p>
          </table:table-cell>
          <table:table-cell table:style-name="Table4.F2" office:value-type="string">
            <text:p text:style-name="P13">Set colour 2</text:p>
          </table:table-cell>
          <table:table-cell table:style-name="Table4.F2" office:value-type="string">
            <text:p text:style-name="P10">C2</text:p>
          </table:table-cell>
        </table:table-row>
        <table:table-row table:style-name="Table4.3">
          <table:table-cell table:style-name="Table4.A2" office:value-type="string">
            <text:p text:style-name="P9">3</text:p>
          </table:table-cell>
          <table:table-cell table:style-name="Table4.A2" table:number-columns-spanned="2" office:value-type="string">
            <text:p text:style-name="P4">Set colour 3</text:p>
          </table:table-cell>
          <table:covered-table-cell/>
          <table:table-cell table:style-name="Table4.A2" office:value-type="string">
            <text:p text:style-name="P9">43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3</text:p>
          </table:table-cell>
          <table:table-cell table:style-name="Table4.F2" office:value-type="string">
            <text:p text:style-name="P13">Set colour 3</text:p>
          </table:table-cell>
          <table:table-cell table:style-name="Table4.F2" office:value-type="string">
            <text:p text:style-name="P10">C3</text:p>
          </table:table-cell>
        </table:table-row>
        <table:table-row table:style-name="Table4.3">
          <table:table-cell table:style-name="Table4.A2" office:value-type="string">
            <text:p text:style-name="P9">4</text:p>
          </table:table-cell>
          <table:table-cell table:style-name="Table4.A2" table:number-columns-spanned="2" office:value-type="string">
            <text:p text:style-name="P4">Set colour 4</text:p>
          </table:table-cell>
          <table:covered-table-cell/>
          <table:table-cell table:style-name="Table4.A2" office:value-type="string">
            <text:p text:style-name="P9">44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4</text:p>
          </table:table-cell>
          <table:table-cell table:style-name="Table4.F2" office:value-type="string">
            <text:p text:style-name="P13">Set colour 4</text:p>
          </table:table-cell>
          <table:table-cell table:style-name="Table4.F2" office:value-type="string">
            <text:p text:style-name="P10">C4</text:p>
          </table:table-cell>
        </table:table-row>
        <table:table-row table:style-name="Table4.3">
          <table:table-cell table:style-name="Table4.A2" office:value-type="string">
            <text:p text:style-name="P9">5</text:p>
          </table:table-cell>
          <table:table-cell table:style-name="Table4.A2" table:number-columns-spanned="2" office:value-type="string">
            <text:p text:style-name="P4">Set colour 5</text:p>
          </table:table-cell>
          <table:covered-table-cell/>
          <table:table-cell table:style-name="Table4.A2" office:value-type="string">
            <text:p text:style-name="P9">45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5</text:p>
          </table:table-cell>
          <table:table-cell table:style-name="Table4.F2" office:value-type="string">
            <text:p text:style-name="P13">Set colour 5</text:p>
          </table:table-cell>
          <table:table-cell table:style-name="Table4.F2" office:value-type="string">
            <text:p text:style-name="P10">C5</text:p>
          </table:table-cell>
        </table:table-row>
        <table:table-row table:style-name="Table4.3">
          <table:table-cell table:style-name="Table4.A2" office:value-type="string">
            <text:p text:style-name="P9">6</text:p>
          </table:table-cell>
          <table:table-cell table:style-name="Table4.A2" table:number-columns-spanned="2" office:value-type="string">
            <text:p text:style-name="P4">Set colour 6</text:p>
          </table:table-cell>
          <table:covered-table-cell/>
          <table:table-cell table:style-name="Table4.A2" office:value-type="string">
            <text:p text:style-name="P9">46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6</text:p>
          </table:table-cell>
          <table:table-cell table:style-name="Table4.F2" office:value-type="string">
            <text:p text:style-name="P13">Set colour 6</text:p>
          </table:table-cell>
          <table:table-cell table:style-name="Table4.F2" office:value-type="string">
            <text:p text:style-name="P10">C6</text:p>
          </table:table-cell>
        </table:table-row>
        <table:table-row table:style-name="Table4.3">
          <table:table-cell table:style-name="Table4.A2" office:value-type="string">
            <text:p text:style-name="P9">7</text:p>
          </table:table-cell>
          <table:table-cell table:style-name="Table4.A2" table:number-columns-spanned="2" office:value-type="string">
            <text:p text:style-name="P4">Set colour 7</text:p>
          </table:table-cell>
          <table:covered-table-cell/>
          <table:table-cell table:style-name="Table4.A2" office:value-type="string">
            <text:p text:style-name="P9">47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7</text:p>
          </table:table-cell>
          <table:table-cell table:style-name="Table4.F2" office:value-type="string">
            <text:p text:style-name="P13">Set colour 7</text:p>
          </table:table-cell>
          <table:table-cell table:style-name="Table4.F2" office:value-type="string">
            <text:p text:style-name="P10">C7</text:p>
          </table:table-cell>
        </table:table-row>
        <table:table-row table:style-name="Table4.3">
          <table:table-cell table:style-name="Table4.A2" office:value-type="string">
            <text:p text:style-name="P9">8</text:p>
          </table:table-cell>
          <table:table-cell table:style-name="Table4.A2" table:number-columns-spanned="2" office:value-type="string">
            <text:p text:style-name="P4">Fade to colour 0</text:p>
          </table:table-cell>
          <table:covered-table-cell/>
          <table:table-cell table:style-name="Table4.A2" office:value-type="string">
            <text:p text:style-name="P9">48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8</text:p>
          </table:table-cell>
          <table:table-cell table:style-name="Table4.F2" office:value-type="string">
            <text:p text:style-name="P13">Fade to colour 0</text:p>
          </table:table-cell>
          <table:table-cell table:style-name="Table4.F2" office:value-type="string">
            <text:p text:style-name="P10">C8</text:p>
          </table:table-cell>
        </table:table-row>
        <table:table-row table:style-name="Table4.3">
          <table:table-cell table:style-name="Table4.A2" office:value-type="string">
            <text:p text:style-name="P9">9</text:p>
          </table:table-cell>
          <table:table-cell table:style-name="Table4.A2" table:number-columns-spanned="2" office:value-type="string">
            <text:p text:style-name="P4">Fade to colour 1</text:p>
          </table:table-cell>
          <table:covered-table-cell/>
          <table:table-cell table:style-name="Table4.A2" office:value-type="string">
            <text:p text:style-name="P9">49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9</text:p>
          </table:table-cell>
          <table:table-cell table:style-name="Table4.F2" office:value-type="string">
            <text:p text:style-name="P13">Fade to colour 1</text:p>
          </table:table-cell>
          <table:table-cell table:style-name="Table4.F2" office:value-type="string">
            <text:p text:style-name="P10">C9</text:p>
          </table:table-cell>
        </table:table-row>
        <table:table-row table:style-name="Table4.3">
          <table:table-cell table:style-name="Table4.A2" office:value-type="string">
            <text:p text:style-name="P9">A</text:p>
          </table:table-cell>
          <table:table-cell table:style-name="Table4.A2" table:number-columns-spanned="2" office:value-type="string">
            <text:p text:style-name="P4">Fade to colour 2</text:p>
          </table:table-cell>
          <table:covered-table-cell/>
          <table:table-cell table:style-name="Table4.A2" office:value-type="string">
            <text:p text:style-name="P9">4A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A</text:p>
          </table:table-cell>
          <table:table-cell table:style-name="Table4.F2" office:value-type="string">
            <text:p text:style-name="P13">Fade to colour 2</text:p>
          </table:table-cell>
          <table:table-cell table:style-name="Table4.F2" office:value-type="string">
            <text:p text:style-name="P10">CA</text:p>
          </table:table-cell>
        </table:table-row>
        <table:table-row table:style-name="Table4.3">
          <table:table-cell table:style-name="Table4.A2" office:value-type="string">
            <text:p text:style-name="P9">B</text:p>
          </table:table-cell>
          <table:table-cell table:style-name="Table4.A2" table:number-columns-spanned="2" office:value-type="string">
            <text:p text:style-name="P4">Fade to colour 3</text:p>
          </table:table-cell>
          <table:covered-table-cell/>
          <table:table-cell table:style-name="Table4.A2" office:value-type="string">
            <text:p text:style-name="P9">4B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B</text:p>
          </table:table-cell>
          <table:table-cell table:style-name="Table4.F2" office:value-type="string">
            <text:p text:style-name="P13">Fade to colour 3</text:p>
          </table:table-cell>
          <table:table-cell table:style-name="Table4.F2" office:value-type="string">
            <text:p text:style-name="P10">CB</text:p>
          </table:table-cell>
        </table:table-row>
        <table:table-row table:style-name="Table4.3">
          <table:table-cell table:style-name="Table4.A2" office:value-type="string">
            <text:p text:style-name="P9">C</text:p>
          </table:table-cell>
          <table:table-cell table:style-name="Table4.A2" table:number-columns-spanned="2" office:value-type="string">
            <text:p text:style-name="P4">Fade to colour 4</text:p>
          </table:table-cell>
          <table:covered-table-cell/>
          <table:table-cell table:style-name="Table4.A2" office:value-type="string">
            <text:p text:style-name="P9">4C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C</text:p>
          </table:table-cell>
          <table:table-cell table:style-name="Table4.F2" office:value-type="string">
            <text:p text:style-name="P13">Fade to colour 4</text:p>
          </table:table-cell>
          <table:table-cell table:style-name="Table4.F2" office:value-type="string">
            <text:p text:style-name="P10">CC</text:p>
          </table:table-cell>
        </table:table-row>
        <table:table-row table:style-name="Table4.3">
          <table:table-cell table:style-name="Table4.A2" office:value-type="string">
            <text:p text:style-name="P9">D</text:p>
          </table:table-cell>
          <table:table-cell table:style-name="Table4.A2" table:number-columns-spanned="2" office:value-type="string">
            <text:p text:style-name="P4">Fade to colour 5</text:p>
          </table:table-cell>
          <table:covered-table-cell/>
          <table:table-cell table:style-name="Table4.A2" office:value-type="string">
            <text:p text:style-name="P9">4D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D</text:p>
          </table:table-cell>
          <table:table-cell table:style-name="Table4.F2" office:value-type="string">
            <text:p text:style-name="P13">Fade to colour 5</text:p>
          </table:table-cell>
          <table:table-cell table:style-name="Table4.F2" office:value-type="string">
            <text:p text:style-name="P10">CD</text:p>
          </table:table-cell>
        </table:table-row>
        <table:table-row table:style-name="Table4.3">
          <table:table-cell table:style-name="Table4.A2" office:value-type="string">
            <text:p text:style-name="P9">E</text:p>
          </table:table-cell>
          <table:table-cell table:style-name="Table4.A2" table:number-columns-spanned="2" office:value-type="string">
            <text:p text:style-name="P4">Fade to colour 6</text:p>
          </table:table-cell>
          <table:covered-table-cell/>
          <table:table-cell table:style-name="Table4.A2" office:value-type="string">
            <text:p text:style-name="P9">4E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E</text:p>
          </table:table-cell>
          <table:table-cell table:style-name="Table4.F2" office:value-type="string">
            <text:p text:style-name="P13">Fade to colour 6</text:p>
          </table:table-cell>
          <table:table-cell table:style-name="Table4.F2" office:value-type="string">
            <text:p text:style-name="P10">CE</text:p>
          </table:table-cell>
        </table:table-row>
        <table:table-row table:style-name="Table4.3">
          <table:table-cell table:style-name="Table4.A2" office:value-type="string">
            <text:p text:style-name="P9">F</text:p>
          </table:table-cell>
          <table:table-cell table:style-name="Table4.A2" table:number-columns-spanned="2" office:value-type="string">
            <text:p text:style-name="P4">Fade to colour 7</text:p>
          </table:table-cell>
          <table:covered-table-cell/>
          <table:table-cell table:style-name="Table4.A2" office:value-type="string">
            <text:p text:style-name="P9">4F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0">8F</text:p>
          </table:table-cell>
          <table:table-cell table:style-name="Table4.F2" office:value-type="string">
            <text:p text:style-name="P13">Fade to colour 7</text:p>
          </table:table-cell>
          <table:table-cell table:style-name="Table4.F2" office:value-type="string">
            <text:p text:style-name="P10">CF</text:p>
          </table:table-cell>
        </table:table-row>
        <table:table-row table:style-name="Table4.3">
          <table:table-cell table:style-name="Table4.A2" office:value-type="string">
            <text:p text:style-name="P9">10</text:p>
          </table:table-cell>
          <table:table-cell table:style-name="Table4.A2" table:number-columns-spanned="2" office:value-type="string">
            <text:p text:style-name="P4">Play sequence 0</text:p>
          </table:table-cell>
          <table:covered-table-cell/>
          <table:table-cell table:style-name="Table4.A2" office:value-type="string">
            <text:p text:style-name="P9">50</text:p>
          </table:table-cell>
          <table:table-cell table:style-name="Table4.A2" office:value-type="string">
            <text:p text:style-name="P4">Play RGB Sequence 0</text:p>
          </table:table-cell>
          <table:table-cell table:style-name="Table4.F2" office:value-type="string">
            <text:p text:style-name="P10">90</text:p>
          </table:table-cell>
          <table:table-cell table:style-name="Table4.F2" office:value-type="string">
            <text:p text:style-name="P13">Play sequence 0</text:p>
          </table:table-cell>
          <table:table-cell table:style-name="Table4.F2" office:value-type="string">
            <text:p text:style-name="P10">D0</text:p>
          </table:table-cell>
        </table:table-row>
        <table:table-row table:style-name="Table4.3">
          <table:table-cell table:style-name="Table4.A2" office:value-type="string">
            <text:p text:style-name="P9">11</text:p>
          </table:table-cell>
          <table:table-cell table:style-name="Table4.A2" table:number-columns-spanned="2" office:value-type="string">
            <text:p text:style-name="P4">Play sequence 1</text:p>
          </table:table-cell>
          <table:covered-table-cell/>
          <table:table-cell table:style-name="Table4.A2" office:value-type="string">
            <text:p text:style-name="P9">51</text:p>
          </table:table-cell>
          <table:table-cell table:style-name="Table4.A2" office:value-type="string">
            <text:p text:style-name="P4">Play RGB Sequence 1</text:p>
          </table:table-cell>
          <table:table-cell table:style-name="Table4.F2" office:value-type="string">
            <text:p text:style-name="P10">91</text:p>
          </table:table-cell>
          <table:table-cell table:style-name="Table4.F2" office:value-type="string">
            <text:p text:style-name="P13">Play sequence 1</text:p>
          </table:table-cell>
          <table:table-cell table:style-name="Table4.F2" office:value-type="string">
            <text:p text:style-name="P10">D1</text:p>
          </table:table-cell>
        </table:table-row>
        <table:table-row table:style-name="Table4.3">
          <table:table-cell table:style-name="Table4.A2" office:value-type="string">
            <text:p text:style-name="P9">12</text:p>
          </table:table-cell>
          <table:table-cell table:style-name="Table4.A2" table:number-columns-spanned="2" office:value-type="string">
            <text:p text:style-name="P4">Play sequence 2</text:p>
          </table:table-cell>
          <table:covered-table-cell/>
          <table:table-cell table:style-name="Table4.A2" office:value-type="string">
            <text:p text:style-name="P9">52</text:p>
          </table:table-cell>
          <table:table-cell table:style-name="Table4.A2" office:value-type="string">
            <text:p text:style-name="P4">Play RGB Sequence 2</text:p>
          </table:table-cell>
          <table:table-cell table:style-name="Table4.F2" office:value-type="string">
            <text:p text:style-name="P10">92</text:p>
          </table:table-cell>
          <table:table-cell table:style-name="Table4.F2" office:value-type="string">
            <text:p text:style-name="P13">Play sequence 2</text:p>
          </table:table-cell>
          <table:table-cell table:style-name="Table4.F2" office:value-type="string">
            <text:p text:style-name="P10">D2</text:p>
          </table:table-cell>
        </table:table-row>
        <table:table-row table:style-name="Table4.3">
          <table:table-cell table:style-name="Table4.A2" office:value-type="string">
            <text:p text:style-name="P9">13</text:p>
          </table:table-cell>
          <table:table-cell table:style-name="Table4.A2" table:number-columns-spanned="2" office:value-type="string">
            <text:p text:style-name="P4">Play sequence 3</text:p>
          </table:table-cell>
          <table:covered-table-cell/>
          <table:table-cell table:style-name="Table4.A2" office:value-type="string">
            <text:p text:style-name="P9">53</text:p>
          </table:table-cell>
          <table:table-cell table:style-name="Table4.A2" office:value-type="string">
            <text:p text:style-name="P4">Play RGB Sequence 3</text:p>
          </table:table-cell>
          <table:table-cell table:style-name="Table4.F2" office:value-type="string">
            <text:p text:style-name="P10">93</text:p>
          </table:table-cell>
          <table:table-cell table:style-name="Table4.F2" office:value-type="string">
            <text:p text:style-name="P13">Play sequence 3</text:p>
          </table:table-cell>
          <table:table-cell table:style-name="Table4.F2" office:value-type="string">
            <text:p text:style-name="P10">D3</text:p>
          </table:table-cell>
        </table:table-row>
        <table:table-row table:style-name="Table4.3">
          <table:table-cell table:style-name="Table4.A2" office:value-type="string">
            <text:p text:style-name="P9">14</text:p>
          </table:table-cell>
          <table:table-cell table:style-name="Table4.A2" table:number-columns-spanned="2" office:value-type="string">
            <text:p text:style-name="P4">Play sequence 4</text:p>
          </table:table-cell>
          <table:covered-table-cell/>
          <table:table-cell table:style-name="Table4.A2" office:value-type="string">
            <text:p text:style-name="P9">54</text:p>
          </table:table-cell>
          <table:table-cell table:style-name="Table4.A2" office:value-type="string">
            <text:p text:style-name="P4">Play RGB Sequence 4</text:p>
          </table:table-cell>
          <table:table-cell table:style-name="Table4.F2" office:value-type="string">
            <text:p text:style-name="P10">94</text:p>
          </table:table-cell>
          <table:table-cell table:style-name="Table4.F2" office:value-type="string">
            <text:p text:style-name="P13">Play sequence 4</text:p>
          </table:table-cell>
          <table:table-cell table:style-name="Table4.F2" office:value-type="string">
            <text:p text:style-name="P10">D4</text:p>
          </table:table-cell>
        </table:table-row>
        <table:table-row table:style-name="Table4.3">
          <table:table-cell table:style-name="Table4.A2" office:value-type="string">
            <text:p text:style-name="P9">15</text:p>
          </table:table-cell>
          <table:table-cell table:style-name="Table4.A2" table:number-columns-spanned="2" office:value-type="string">
            <text:p text:style-name="P4">Play sequence 5</text:p>
          </table:table-cell>
          <table:covered-table-cell/>
          <table:table-cell table:style-name="Table4.A2" office:value-type="string">
            <text:p text:style-name="P9">55</text:p>
          </table:table-cell>
          <table:table-cell table:style-name="Table4.A2" office:value-type="string">
            <text:p text:style-name="P4">Play RGB Sequence 5</text:p>
          </table:table-cell>
          <table:table-cell table:style-name="Table4.F2" office:value-type="string">
            <text:p text:style-name="P10">95</text:p>
          </table:table-cell>
          <table:table-cell table:style-name="Table4.F2" office:value-type="string">
            <text:p text:style-name="P13">Play sequence 5</text:p>
          </table:table-cell>
          <table:table-cell table:style-name="Table4.F2" office:value-type="string">
            <text:p text:style-name="P10">D5</text:p>
          </table:table-cell>
        </table:table-row>
        <table:table-row table:style-name="Table4.3">
          <table:table-cell table:style-name="Table4.A2" office:value-type="string">
            <text:p text:style-name="P9">16</text:p>
          </table:table-cell>
          <table:table-cell table:style-name="Table4.A2" table:number-columns-spanned="2" office:value-type="string">
            <text:p text:style-name="P4">Play sequence 6</text:p>
          </table:table-cell>
          <table:covered-table-cell/>
          <table:table-cell table:style-name="Table4.A2" office:value-type="string">
            <text:p text:style-name="P9">56</text:p>
          </table:table-cell>
          <table:table-cell table:style-name="Table4.A2" office:value-type="string">
            <text:p text:style-name="P4">Play RGB Sequence 6</text:p>
          </table:table-cell>
          <table:table-cell table:style-name="Table4.F2" office:value-type="string">
            <text:p text:style-name="P10">96</text:p>
          </table:table-cell>
          <table:table-cell table:style-name="Table4.F2" office:value-type="string">
            <text:p text:style-name="P13">Play sequence 6</text:p>
          </table:table-cell>
          <table:table-cell table:style-name="Table4.F2" office:value-type="string">
            <text:p text:style-name="P10">D6</text:p>
          </table:table-cell>
        </table:table-row>
        <table:table-row table:style-name="Table4.3">
          <table:table-cell table:style-name="Table4.A2" office:value-type="string">
            <text:p text:style-name="P9">17</text:p>
          </table:table-cell>
          <table:table-cell table:style-name="Table4.A2" table:number-columns-spanned="2" office:value-type="string">
            <text:p text:style-name="P4">Play sequence 7</text:p>
          </table:table-cell>
          <table:covered-table-cell/>
          <table:table-cell table:style-name="Table4.A2" office:value-type="string">
            <text:p text:style-name="P9">57</text:p>
          </table:table-cell>
          <table:table-cell table:style-name="Table4.A2" office:value-type="string">
            <text:p text:style-name="P4">Play RGB Sequence 7</text:p>
          </table:table-cell>
          <table:table-cell table:style-name="Table4.F2" office:value-type="string">
            <text:p text:style-name="P10">97</text:p>
          </table:table-cell>
          <table:table-cell table:style-name="Table4.F2" office:value-type="string">
            <text:p text:style-name="P13">Play sequence 7</text:p>
          </table:table-cell>
          <table:table-cell table:style-name="Table4.F2" office:value-type="string">
            <text:p text:style-name="P10">D7</text:p>
          </table:table-cell>
        </table:table-row>
        <table:table-row table:style-name="Table4.3">
          <table:table-cell table:style-name="Table4.A2" office:value-type="string">
            <text:p text:style-name="P9">18</text:p>
          </table:table-cell>
          <table:table-cell table:style-name="Table4.A2" table:number-columns-spanned="2" office:value-type="string">
            <text:p text:style-name="P4">Play sequence 0 with fade</text:p>
          </table:table-cell>
          <table:covered-table-cell/>
          <table:table-cell table:style-name="Table4.A2" office:value-type="string">
            <text:p text:style-name="P9">58</text:p>
          </table:table-cell>
          <table:table-cell table:style-name="Table4.A2" office:value-type="string">
            <text:p text:style-name="P4">Play RGB Sequence 0 with fade</text:p>
          </table:table-cell>
          <table:table-cell table:style-name="Table4.F2" office:value-type="string">
            <text:p text:style-name="P10">98</text:p>
          </table:table-cell>
          <table:table-cell table:style-name="Table4.F2" office:value-type="string">
            <text:p text:style-name="P13">Play sequence 0 with fade</text:p>
          </table:table-cell>
          <table:table-cell table:style-name="Table4.F2" office:value-type="string">
            <text:p text:style-name="P10">D8</text:p>
          </table:table-cell>
        </table:table-row>
        <table:table-row table:style-name="Table4.3">
          <table:table-cell table:style-name="Table4.A2" office:value-type="string">
            <text:p text:style-name="P9">19</text:p>
          </table:table-cell>
          <table:table-cell table:style-name="Table4.A2" table:number-columns-spanned="2" office:value-type="string">
            <text:p text:style-name="P4">Play sequence 1 with fade</text:p>
          </table:table-cell>
          <table:covered-table-cell/>
          <table:table-cell table:style-name="Table4.A2" office:value-type="string">
            <text:p text:style-name="P9">59</text:p>
          </table:table-cell>
          <table:table-cell table:style-name="Table4.A2" office:value-type="string">
            <text:p text:style-name="P4">Play RGB Sequence 1 with fade</text:p>
          </table:table-cell>
          <table:table-cell table:style-name="Table4.F2" office:value-type="string">
            <text:p text:style-name="P10">99</text:p>
          </table:table-cell>
          <table:table-cell table:style-name="Table4.F2" office:value-type="string">
            <text:p text:style-name="P13">Play sequence 1 with fade</text:p>
          </table:table-cell>
          <table:table-cell table:style-name="Table4.F2" office:value-type="string">
            <text:p text:style-name="P10">D9</text:p>
          </table:table-cell>
        </table:table-row>
        <table:table-row table:style-name="Table4.3">
          <table:table-cell table:style-name="Table4.A2" office:value-type="string">
            <text:p text:style-name="P9">1A</text:p>
          </table:table-cell>
          <table:table-cell table:style-name="Table4.A2" table:number-columns-spanned="2" office:value-type="string">
            <text:p text:style-name="P4">Play sequence 2 with fade</text:p>
          </table:table-cell>
          <table:covered-table-cell/>
          <table:table-cell table:style-name="Table4.A2" office:value-type="string">
            <text:p text:style-name="P9">5A</text:p>
          </table:table-cell>
          <table:table-cell table:style-name="Table4.A2" office:value-type="string">
            <text:p text:style-name="P4">Play RGB Sequence 2 with fade</text:p>
          </table:table-cell>
          <table:table-cell table:style-name="Table4.F2" office:value-type="string">
            <text:p text:style-name="P10">9A</text:p>
          </table:table-cell>
          <table:table-cell table:style-name="Table4.F2" office:value-type="string">
            <text:p text:style-name="P13">Play sequence 2 with fade</text:p>
          </table:table-cell>
          <table:table-cell table:style-name="Table4.F2" office:value-type="string">
            <text:p text:style-name="P10">DA</text:p>
          </table:table-cell>
        </table:table-row>
        <table:table-row table:style-name="Table4.3">
          <table:table-cell table:style-name="Table4.A2" office:value-type="string">
            <text:p text:style-name="P9">1B</text:p>
          </table:table-cell>
          <table:table-cell table:style-name="Table4.A2" table:number-columns-spanned="2" office:value-type="string">
            <text:p text:style-name="P4">Play sequence 3 with fade</text:p>
          </table:table-cell>
          <table:covered-table-cell/>
          <table:table-cell table:style-name="Table4.A2" office:value-type="string">
            <text:p text:style-name="P9">5B</text:p>
          </table:table-cell>
          <table:table-cell table:style-name="Table4.A2" office:value-type="string">
            <text:p text:style-name="P4">Play RGB Sequence 3 with fade</text:p>
          </table:table-cell>
          <table:table-cell table:style-name="Table4.F2" office:value-type="string">
            <text:p text:style-name="P10">9B</text:p>
          </table:table-cell>
          <table:table-cell table:style-name="Table4.F2" office:value-type="string">
            <text:p text:style-name="P13">Play sequence 3 with fade</text:p>
          </table:table-cell>
          <table:table-cell table:style-name="Table4.F2" office:value-type="string">
            <text:p text:style-name="P10">DB</text:p>
          </table:table-cell>
        </table:table-row>
        <table:table-row table:style-name="Table4.3">
          <table:table-cell table:style-name="Table4.A2" office:value-type="string">
            <text:p text:style-name="P9">1C</text:p>
          </table:table-cell>
          <table:table-cell table:style-name="Table4.A2" table:number-columns-spanned="2" office:value-type="string">
            <text:p text:style-name="P4">Play sequence 4 with fade</text:p>
          </table:table-cell>
          <table:covered-table-cell/>
          <table:table-cell table:style-name="Table4.A2" office:value-type="string">
            <text:p text:style-name="P9">5C</text:p>
          </table:table-cell>
          <table:table-cell table:style-name="Table4.A2" office:value-type="string">
            <text:p text:style-name="P4">Play RGB Sequence 4 with fade</text:p>
          </table:table-cell>
          <table:table-cell table:style-name="Table4.F2" office:value-type="string">
            <text:p text:style-name="P10">9C</text:p>
          </table:table-cell>
          <table:table-cell table:style-name="Table4.F2" office:value-type="string">
            <text:p text:style-name="P13">Play sequence 4 with fade</text:p>
          </table:table-cell>
          <table:table-cell table:style-name="Table4.F2" office:value-type="string">
            <text:p text:style-name="P10">DC</text:p>
          </table:table-cell>
        </table:table-row>
        <table:table-row table:style-name="Table4.3">
          <table:table-cell table:style-name="Table4.A2" office:value-type="string">
            <text:p text:style-name="P9">1D</text:p>
          </table:table-cell>
          <table:table-cell table:style-name="Table4.A2" table:number-columns-spanned="2" office:value-type="string">
            <text:p text:style-name="P4">Play sequence 5 with fade</text:p>
          </table:table-cell>
          <table:covered-table-cell/>
          <table:table-cell table:style-name="Table4.A2" office:value-type="string">
            <text:p text:style-name="P9">5D</text:p>
          </table:table-cell>
          <table:table-cell table:style-name="Table4.A2" office:value-type="string">
            <text:p text:style-name="P4">Play RGB Sequence 5 with fade</text:p>
          </table:table-cell>
          <table:table-cell table:style-name="Table4.F2" office:value-type="string">
            <text:p text:style-name="P10">9D</text:p>
          </table:table-cell>
          <table:table-cell table:style-name="Table4.F2" office:value-type="string">
            <text:p text:style-name="P13">Play sequence 5 with fade</text:p>
          </table:table-cell>
          <table:table-cell table:style-name="Table4.F2" office:value-type="string">
            <text:p text:style-name="P10">DD</text:p>
          </table:table-cell>
        </table:table-row>
        <table:table-row table:style-name="Table4.3">
          <table:table-cell table:style-name="Table4.A2" office:value-type="string">
            <text:p text:style-name="P9">1E</text:p>
          </table:table-cell>
          <table:table-cell table:style-name="Table4.A2" table:number-columns-spanned="2" office:value-type="string">
            <text:p text:style-name="P4">Play sequence 6 with fade</text:p>
          </table:table-cell>
          <table:covered-table-cell/>
          <table:table-cell table:style-name="Table4.A2" office:value-type="string">
            <text:p text:style-name="P9">5E</text:p>
          </table:table-cell>
          <table:table-cell table:style-name="Table4.A2" office:value-type="string">
            <text:p text:style-name="P4">Play RGB Sequence 6 with fade</text:p>
          </table:table-cell>
          <table:table-cell table:style-name="Table4.F2" office:value-type="string">
            <text:p text:style-name="P10">9E</text:p>
          </table:table-cell>
          <table:table-cell table:style-name="Table4.F2" office:value-type="string">
            <text:p text:style-name="P13">Play sequence 6 with fade</text:p>
          </table:table-cell>
          <table:table-cell table:style-name="Table4.F2" office:value-type="string">
            <text:p text:style-name="P10">DE</text:p>
          </table:table-cell>
        </table:table-row>
        <table:table-row table:style-name="Table4.3">
          <table:table-cell table:style-name="Table4.A2" office:value-type="string">
            <text:p text:style-name="P9">1F</text:p>
          </table:table-cell>
          <table:table-cell table:style-name="Table4.A2" table:number-columns-spanned="2" office:value-type="string">
            <text:p text:style-name="P4">Play sequence 7 with fade</text:p>
          </table:table-cell>
          <table:covered-table-cell/>
          <table:table-cell table:style-name="Table4.A2" office:value-type="string">
            <text:p text:style-name="P9">5F</text:p>
          </table:table-cell>
          <table:table-cell table:style-name="Table4.A2" office:value-type="string">
            <text:p text:style-name="P4">Play RGB Sequence 7 with fade</text:p>
          </table:table-cell>
          <table:table-cell table:style-name="Table4.F2" office:value-type="string">
            <text:p text:style-name="P10">9F</text:p>
          </table:table-cell>
          <table:table-cell table:style-name="Table4.F2" office:value-type="string">
            <text:p text:style-name="P13">Play sequence 7 with fade</text:p>
          </table:table-cell>
          <table:table-cell table:style-name="Table4.F2" office:value-type="string">
            <text:p text:style-name="P10">DF</text:p>
          </table:table-cell>
        </table:table-row>
        <table:table-row table:style-name="Table4.3">
          <table:table-cell table:style-name="Table4.A2" office:value-type="string">
            <text:p text:style-name="P9">20</text:p>
          </table:table-cell>
          <table:table-cell table:style-name="Table4.A2" table:number-columns-spanned="2" office:value-type="string">
            <text:p text:style-name="P4">Loop sequence 0</text:p>
          </table:table-cell>
          <table:covered-table-cell/>
          <table:table-cell table:style-name="Table4.A2" office:value-type="string">
            <text:p text:style-name="P9">60</text:p>
          </table:table-cell>
          <table:table-cell table:style-name="Table4.A2" office:value-type="string">
            <text:p text:style-name="P4">Loop RGB sequence 0</text:p>
          </table:table-cell>
          <table:table-cell table:style-name="Table4.F2" office:value-type="string">
            <text:p text:style-name="P10">A0</text:p>
          </table:table-cell>
          <table:table-cell table:style-name="Table4.F2" office:value-type="string">
            <text:p text:style-name="P13">Loop sequence 0</text:p>
          </table:table-cell>
          <table:table-cell table:style-name="Table4.F2" office:value-type="string">
            <text:p text:style-name="P10">E0</text:p>
          </table:table-cell>
        </table:table-row>
        <table:table-row table:style-name="Table4.3">
          <table:table-cell table:style-name="Table4.A2" office:value-type="string">
            <text:p text:style-name="P9">21</text:p>
          </table:table-cell>
          <table:table-cell table:style-name="Table4.A2" table:number-columns-spanned="2" office:value-type="string">
            <text:p text:style-name="P4">Loop sequence 1</text:p>
          </table:table-cell>
          <table:covered-table-cell/>
          <table:table-cell table:style-name="Table4.A2" office:value-type="string">
            <text:p text:style-name="P9">61</text:p>
          </table:table-cell>
          <table:table-cell table:style-name="Table4.A2" office:value-type="string">
            <text:p text:style-name="P4">Loop RGB sequence 1</text:p>
          </table:table-cell>
          <table:table-cell table:style-name="Table4.F2" office:value-type="string">
            <text:p text:style-name="P10">A1</text:p>
          </table:table-cell>
          <table:table-cell table:style-name="Table4.F2" office:value-type="string">
            <text:p text:style-name="P13">Loop sequence 1</text:p>
          </table:table-cell>
          <table:table-cell table:style-name="Table4.F2" office:value-type="string">
            <text:p text:style-name="P10">E1</text:p>
          </table:table-cell>
        </table:table-row>
        <table:table-row table:style-name="Table4.3">
          <table:table-cell table:style-name="Table4.A2" office:value-type="string">
            <text:p text:style-name="P9">22</text:p>
          </table:table-cell>
          <table:table-cell table:style-name="Table4.A2" table:number-columns-spanned="2" office:value-type="string">
            <text:p text:style-name="P4">Loop sequence 2</text:p>
          </table:table-cell>
          <table:covered-table-cell/>
          <table:table-cell table:style-name="Table4.A2" office:value-type="string">
            <text:p text:style-name="P9">62</text:p>
          </table:table-cell>
          <table:table-cell table:style-name="Table4.A2" office:value-type="string">
            <text:p text:style-name="P4">Loop RGB sequence 2</text:p>
          </table:table-cell>
          <table:table-cell table:style-name="Table4.F2" office:value-type="string">
            <text:p text:style-name="P10">A2</text:p>
          </table:table-cell>
          <table:table-cell table:style-name="Table4.F2" office:value-type="string">
            <text:p text:style-name="P13">Loop sequence 2</text:p>
          </table:table-cell>
          <table:table-cell table:style-name="Table4.F2" office:value-type="string">
            <text:p text:style-name="P10">E2</text:p>
          </table:table-cell>
        </table:table-row>
        <table:table-row table:style-name="Table4.3">
          <table:table-cell table:style-name="Table4.A2" office:value-type="string">
            <text:p text:style-name="P9">23</text:p>
          </table:table-cell>
          <table:table-cell table:style-name="Table4.A2" table:number-columns-spanned="2" office:value-type="string">
            <text:p text:style-name="P4">Loop sequence 3</text:p>
          </table:table-cell>
          <table:covered-table-cell/>
          <table:table-cell table:style-name="Table4.A2" office:value-type="string">
            <text:p text:style-name="P9">63</text:p>
          </table:table-cell>
          <table:table-cell table:style-name="Table4.A2" office:value-type="string">
            <text:p text:style-name="P4">Loop RGB sequence 3</text:p>
          </table:table-cell>
          <table:table-cell table:style-name="Table4.F2" office:value-type="string">
            <text:p text:style-name="P10">A3</text:p>
          </table:table-cell>
          <table:table-cell table:style-name="Table4.F2" office:value-type="string">
            <text:p text:style-name="P13">Loop sequence 3</text:p>
          </table:table-cell>
          <table:table-cell table:style-name="Table4.F2" office:value-type="string">
            <text:p text:style-name="P10">E3</text:p>
          </table:table-cell>
        </table:table-row>
        <table:table-row table:style-name="Table4.3">
          <table:table-cell table:style-name="Table4.A2" office:value-type="string">
            <text:p text:style-name="P9">24</text:p>
          </table:table-cell>
          <table:table-cell table:style-name="Table4.A2" table:number-columns-spanned="2" office:value-type="string">
            <text:p text:style-name="P4">Loop sequence 4</text:p>
          </table:table-cell>
          <table:covered-table-cell/>
          <table:table-cell table:style-name="Table4.A2" office:value-type="string">
            <text:p text:style-name="P9">64</text:p>
          </table:table-cell>
          <table:table-cell table:style-name="Table4.A2" office:value-type="string">
            <text:p text:style-name="P4">Loop RGB sequence 4</text:p>
          </table:table-cell>
          <table:table-cell table:style-name="Table4.F2" office:value-type="string">
            <text:p text:style-name="P10">A4</text:p>
          </table:table-cell>
          <table:table-cell table:style-name="Table4.F2" office:value-type="string">
            <text:p text:style-name="P13">Loop sequence 4</text:p>
          </table:table-cell>
          <table:table-cell table:style-name="Table4.F2" office:value-type="string">
            <text:p text:style-name="P10">E4</text:p>
          </table:table-cell>
        </table:table-row>
        <table:table-row table:style-name="Table4.3">
          <table:table-cell table:style-name="Table4.A2" office:value-type="string">
            <text:p text:style-name="P9">25</text:p>
          </table:table-cell>
          <table:table-cell table:style-name="Table4.A2" table:number-columns-spanned="2" office:value-type="string">
            <text:p text:style-name="P4">Loop sequence 5</text:p>
          </table:table-cell>
          <table:covered-table-cell/>
          <table:table-cell table:style-name="Table4.A2" office:value-type="string">
            <text:p text:style-name="P9">65</text:p>
          </table:table-cell>
          <table:table-cell table:style-name="Table4.A2" office:value-type="string">
            <text:p text:style-name="P4">Loop RGB sequence 5</text:p>
          </table:table-cell>
          <table:table-cell table:style-name="Table4.F2" office:value-type="string">
            <text:p text:style-name="P10">A5</text:p>
          </table:table-cell>
          <table:table-cell table:style-name="Table4.F2" office:value-type="string">
            <text:p text:style-name="P13">Loop sequence 5</text:p>
          </table:table-cell>
          <table:table-cell table:style-name="Table4.F2" office:value-type="string">
            <text:p text:style-name="P10">E5</text:p>
          </table:table-cell>
        </table:table-row>
        <table:table-row table:style-name="Table4.3">
          <table:table-cell table:style-name="Table4.A2" office:value-type="string">
            <text:p text:style-name="P9">26</text:p>
          </table:table-cell>
          <table:table-cell table:style-name="Table4.A2" table:number-columns-spanned="2" office:value-type="string">
            <text:p text:style-name="P4">Loop sequence 6</text:p>
          </table:table-cell>
          <table:covered-table-cell/>
          <table:table-cell table:style-name="Table4.A2" office:value-type="string">
            <text:p text:style-name="P9">66</text:p>
          </table:table-cell>
          <table:table-cell table:style-name="Table4.A2" office:value-type="string">
            <text:p text:style-name="P4">Loop RGB sequence 6</text:p>
          </table:table-cell>
          <table:table-cell table:style-name="Table4.F2" office:value-type="string">
            <text:p text:style-name="P10">A6</text:p>
          </table:table-cell>
          <table:table-cell table:style-name="Table4.F2" office:value-type="string">
            <text:p text:style-name="P13">Loop sequence 6</text:p>
          </table:table-cell>
          <table:table-cell table:style-name="Table4.F2" office:value-type="string">
            <text:p text:style-name="P10">E6</text:p>
          </table:table-cell>
        </table:table-row>
        <table:table-row table:style-name="Table4.3">
          <table:table-cell table:style-name="Table4.A2" office:value-type="string">
            <text:p text:style-name="P9">27</text:p>
          </table:table-cell>
          <table:table-cell table:style-name="Table4.A2" table:number-columns-spanned="2" office:value-type="string">
            <text:p text:style-name="P4">Loop sequence 7</text:p>
          </table:table-cell>
          <table:covered-table-cell/>
          <table:table-cell table:style-name="Table4.A2" office:value-type="string">
            <text:p text:style-name="P9">67</text:p>
          </table:table-cell>
          <table:table-cell table:style-name="Table4.A2" office:value-type="string">
            <text:p text:style-name="P4">Loop RGB sequence 7</text:p>
          </table:table-cell>
          <table:table-cell table:style-name="Table4.F2" office:value-type="string">
            <text:p text:style-name="P10">A7</text:p>
          </table:table-cell>
          <table:table-cell table:style-name="Table4.F2" office:value-type="string">
            <text:p text:style-name="P13">Loop sequence 7</text:p>
          </table:table-cell>
          <table:table-cell table:style-name="Table4.F2" office:value-type="string">
            <text:p text:style-name="P10">E7</text:p>
          </table:table-cell>
        </table:table-row>
        <table:table-row table:style-name="Table4.3">
          <table:table-cell table:style-name="Table4.A2" office:value-type="string">
            <text:p text:style-name="P9">28</text:p>
          </table:table-cell>
          <table:table-cell table:style-name="Table4.A2" table:number-columns-spanned="2" office:value-type="string">
            <text:p text:style-name="P4">Loop sequence 0 with fade</text:p>
          </table:table-cell>
          <table:covered-table-cell/>
          <table:table-cell table:style-name="Table4.A2" office:value-type="string">
            <text:p text:style-name="P9">68</text:p>
          </table:table-cell>
          <table:table-cell table:style-name="Table4.A2" office:value-type="string">
            <text:p text:style-name="P4">Loop RGB sequence 0 with fade</text:p>
          </table:table-cell>
          <table:table-cell table:style-name="Table4.F2" office:value-type="string">
            <text:p text:style-name="P10">A8</text:p>
          </table:table-cell>
          <table:table-cell table:style-name="Table4.F2" office:value-type="string">
            <text:p text:style-name="P13">Loop sequence 0 with fade</text:p>
          </table:table-cell>
          <table:table-cell table:style-name="Table4.F2" office:value-type="string">
            <text:p text:style-name="P10">E8</text:p>
          </table:table-cell>
        </table:table-row>
        <table:table-row table:style-name="Table4.3">
          <table:table-cell table:style-name="Table4.A2" office:value-type="string">
            <text:p text:style-name="P9">29</text:p>
          </table:table-cell>
          <table:table-cell table:style-name="Table4.A2" table:number-columns-spanned="2" office:value-type="string">
            <text:p text:style-name="P4">Loop sequence 1 with fade</text:p>
          </table:table-cell>
          <table:covered-table-cell/>
          <table:table-cell table:style-name="Table4.A2" office:value-type="string">
            <text:p text:style-name="P9">69</text:p>
          </table:table-cell>
          <table:table-cell table:style-name="Table4.A2" office:value-type="string">
            <text:p text:style-name="P4">Loop RGB sequence 1 with fade</text:p>
          </table:table-cell>
          <table:table-cell table:style-name="Table4.F2" office:value-type="string">
            <text:p text:style-name="P10">A9</text:p>
          </table:table-cell>
          <table:table-cell table:style-name="Table4.F2" office:value-type="string">
            <text:p text:style-name="P13">Loop sequence 1 with fade</text:p>
          </table:table-cell>
          <table:table-cell table:style-name="Table4.F2" office:value-type="string">
            <text:p text:style-name="P10">E9</text:p>
          </table:table-cell>
        </table:table-row>
        <table:table-row table:style-name="Table4.3">
          <table:table-cell table:style-name="Table4.A2" office:value-type="string">
            <text:p text:style-name="P9">2A</text:p>
          </table:table-cell>
          <table:table-cell table:style-name="Table4.A2" table:number-columns-spanned="2" office:value-type="string">
            <text:p text:style-name="P4">Loop sequence 2 with fade</text:p>
          </table:table-cell>
          <table:covered-table-cell/>
          <table:table-cell table:style-name="Table4.A2" office:value-type="string">
            <text:p text:style-name="P9">6A</text:p>
          </table:table-cell>
          <table:table-cell table:style-name="Table4.A2" office:value-type="string">
            <text:p text:style-name="P4">Loop RGB sequence 2 with fade</text:p>
          </table:table-cell>
          <table:table-cell table:style-name="Table4.F2" office:value-type="string">
            <text:p text:style-name="P10">AA</text:p>
          </table:table-cell>
          <table:table-cell table:style-name="Table4.F2" office:value-type="string">
            <text:p text:style-name="P13">Loop sequence 2 with fade</text:p>
          </table:table-cell>
          <table:table-cell table:style-name="Table4.F2" office:value-type="string">
            <text:p text:style-name="P10">EA</text:p>
          </table:table-cell>
        </table:table-row>
        <table:table-row table:style-name="Table4.3">
          <table:table-cell table:style-name="Table4.A2" office:value-type="string">
            <text:p text:style-name="P9">2B</text:p>
          </table:table-cell>
          <table:table-cell table:style-name="Table4.A2" table:number-columns-spanned="2" office:value-type="string">
            <text:p text:style-name="P4">Loop sequence 3 with fade</text:p>
          </table:table-cell>
          <table:covered-table-cell/>
          <table:table-cell table:style-name="Table4.A2" office:value-type="string">
            <text:p text:style-name="P9">6B</text:p>
          </table:table-cell>
          <table:table-cell table:style-name="Table4.A2" office:value-type="string">
            <text:p text:style-name="P4">Loop RGB sequence 3 with fade</text:p>
          </table:table-cell>
          <table:table-cell table:style-name="Table4.F2" office:value-type="string">
            <text:p text:style-name="P10">AB</text:p>
          </table:table-cell>
          <table:table-cell table:style-name="Table4.F2" office:value-type="string">
            <text:p text:style-name="P13">Loop sequence 3 with fade</text:p>
          </table:table-cell>
          <table:table-cell table:style-name="Table4.F2" office:value-type="string">
            <text:p text:style-name="P10">EB</text:p>
          </table:table-cell>
        </table:table-row>
        <table:table-row table:style-name="Table4.3">
          <table:table-cell table:style-name="Table4.A2" office:value-type="string">
            <text:p text:style-name="P9">2C</text:p>
          </table:table-cell>
          <table:table-cell table:style-name="Table4.A2" table:number-columns-spanned="2" office:value-type="string">
            <text:p text:style-name="P4">Loop sequence 4 with fade</text:p>
          </table:table-cell>
          <table:covered-table-cell/>
          <table:table-cell table:style-name="Table4.A2" office:value-type="string">
            <text:p text:style-name="P9">6C</text:p>
          </table:table-cell>
          <table:table-cell table:style-name="Table4.A2" office:value-type="string">
            <text:p text:style-name="P4">Loop RGB sequence 4 with fade</text:p>
          </table:table-cell>
          <table:table-cell table:style-name="Table4.F2" office:value-type="string">
            <text:p text:style-name="P10">AC</text:p>
          </table:table-cell>
          <table:table-cell table:style-name="Table4.F2" office:value-type="string">
            <text:p text:style-name="P13">Loop sequence 4 with fade</text:p>
          </table:table-cell>
          <table:table-cell table:style-name="Table4.F2" office:value-type="string">
            <text:p text:style-name="P10">EC</text:p>
          </table:table-cell>
        </table:table-row>
        <table:table-row table:style-name="Table4.3">
          <table:table-cell table:style-name="Table4.A2" office:value-type="string">
            <text:p text:style-name="P9">2D</text:p>
          </table:table-cell>
          <table:table-cell table:style-name="Table4.A2" table:number-columns-spanned="2" office:value-type="string">
            <text:p text:style-name="P4">Loop sequence 5 with fade</text:p>
          </table:table-cell>
          <table:covered-table-cell/>
          <table:table-cell table:style-name="Table4.A2" office:value-type="string">
            <text:p text:style-name="P9">6D</text:p>
          </table:table-cell>
          <table:table-cell table:style-name="Table4.A2" office:value-type="string">
            <text:p text:style-name="P4">Loop RGB sequence 5 with fade</text:p>
          </table:table-cell>
          <table:table-cell table:style-name="Table4.F2" office:value-type="string">
            <text:p text:style-name="P10">AD</text:p>
          </table:table-cell>
          <table:table-cell table:style-name="Table4.F2" office:value-type="string">
            <text:p text:style-name="P13">Loop sequence 5 with fade</text:p>
          </table:table-cell>
          <table:table-cell table:style-name="Table4.F2" office:value-type="string">
            <text:p text:style-name="P10">ED</text:p>
          </table:table-cell>
        </table:table-row>
        <table:table-row table:style-name="Table4.3">
          <table:table-cell table:style-name="Table4.A2" office:value-type="string">
            <text:p text:style-name="P9">2E</text:p>
          </table:table-cell>
          <table:table-cell table:style-name="Table4.A2" table:number-columns-spanned="2" office:value-type="string">
            <text:p text:style-name="P4">Loop sequence 6 with fade</text:p>
          </table:table-cell>
          <table:covered-table-cell/>
          <table:table-cell table:style-name="Table4.A2" office:value-type="string">
            <text:p text:style-name="P9">6E</text:p>
          </table:table-cell>
          <table:table-cell table:style-name="Table4.A2" office:value-type="string">
            <text:p text:style-name="P4">Loop RGB sequence 6 with fade</text:p>
          </table:table-cell>
          <table:table-cell table:style-name="Table4.F2" office:value-type="string">
            <text:p text:style-name="P10">AE</text:p>
          </table:table-cell>
          <table:table-cell table:style-name="Table4.F2" office:value-type="string">
            <text:p text:style-name="P13">Loop sequence 6 with fade</text:p>
          </table:table-cell>
          <table:table-cell table:style-name="Table4.F2" office:value-type="string">
            <text:p text:style-name="P10">EE</text:p>
          </table:table-cell>
        </table:table-row>
        <table:table-row table:style-name="Table4.3">
          <table:table-cell table:style-name="Table4.A2" office:value-type="string">
            <text:p text:style-name="P9">2F</text:p>
          </table:table-cell>
          <table:table-cell table:style-name="Table4.A2" table:number-columns-spanned="2" office:value-type="string">
            <text:p text:style-name="P4">Loop sequence 7 with fade</text:p>
          </table:table-cell>
          <table:covered-table-cell/>
          <table:table-cell table:style-name="Table4.A2" office:value-type="string">
            <text:p text:style-name="P9">6F</text:p>
          </table:table-cell>
          <table:table-cell table:style-name="Table4.A2" office:value-type="string">
            <text:p text:style-name="P4">Loop RGB sequence 7 with fade</text:p>
          </table:table-cell>
          <table:table-cell table:style-name="Table4.F2" office:value-type="string">
            <text:p text:style-name="P10">AF</text:p>
          </table:table-cell>
          <table:table-cell table:style-name="Table4.F2" office:value-type="string">
            <text:p text:style-name="P13">Loop sequence 7 with fade</text:p>
          </table:table-cell>
          <table:table-cell table:style-name="Table4.F2" office:value-type="string">
            <text:p text:style-name="P10">EF</text:p>
          </table:table-cell>
        </table:table-row>
        <table:table-row table:style-name="Table4.3">
          <table:table-cell table:style-name="Table4.A2" office:value-type="string">
            <text:p text:style-name="P9">30</text:p>
          </table:table-cell>
          <table:table-cell table:style-name="Table4.A2" table:number-columns-spanned="2" office:value-type="string">
            <text:p text:style-name="P4">Update std colour 0</text:p>
          </table:table-cell>
          <table:covered-table-cell/>
          <table:table-cell table:style-name="Table4.A2" office:value-type="string">
            <text:p text:style-name="P9">70</text:p>
          </table:table-cell>
          <table:table-cell table:style-name="Table4.A2" office:value-type="string">
            <text:p text:style-name="P4">Update RGB sequence 0</text:p>
          </table:table-cell>
          <table:table-cell table:style-name="Table4.F2" office:value-type="string">
            <text:p text:style-name="P10">B0</text:p>
          </table:table-cell>
          <table:table-cell table:style-name="Table4.F2" office:value-type="string">
            <text:p text:style-name="P13">Update std colour 0</text:p>
          </table:table-cell>
          <table:table-cell table:style-name="Table4.F2" office:value-type="string">
            <text:p text:style-name="P10">F0</text:p>
          </table:table-cell>
        </table:table-row>
        <table:table-row table:style-name="Table4.3">
          <table:table-cell table:style-name="Table4.A2" office:value-type="string">
            <text:p text:style-name="P9">31</text:p>
          </table:table-cell>
          <table:table-cell table:style-name="Table4.A2" table:number-columns-spanned="2" office:value-type="string">
            <text:p text:style-name="P4">Update std colour 1</text:p>
          </table:table-cell>
          <table:covered-table-cell/>
          <table:table-cell table:style-name="Table4.A2" office:value-type="string">
            <text:p text:style-name="P9">71</text:p>
          </table:table-cell>
          <table:table-cell table:style-name="Table4.A2" office:value-type="string">
            <text:p text:style-name="P4">Update RGB sequence 1</text:p>
          </table:table-cell>
          <table:table-cell table:style-name="Table4.F2" office:value-type="string">
            <text:p text:style-name="P10">B1</text:p>
          </table:table-cell>
          <table:table-cell table:style-name="Table4.F2" office:value-type="string">
            <text:p text:style-name="P13">Update std colour 1</text:p>
          </table:table-cell>
          <table:table-cell table:style-name="Table4.F2" office:value-type="string">
            <text:p text:style-name="P10">F1</text:p>
          </table:table-cell>
        </table:table-row>
        <table:table-row table:style-name="Table4.3">
          <table:table-cell table:style-name="Table4.A2" office:value-type="string">
            <text:p text:style-name="P9">32</text:p>
          </table:table-cell>
          <table:table-cell table:style-name="Table4.A2" table:number-columns-spanned="2" office:value-type="string">
            <text:p text:style-name="P4">Update std colour 2</text:p>
          </table:table-cell>
          <table:covered-table-cell/>
          <table:table-cell table:style-name="Table4.A2" office:value-type="string">
            <text:p text:style-name="P9">72</text:p>
          </table:table-cell>
          <table:table-cell table:style-name="Table4.A2" office:value-type="string">
            <text:p text:style-name="P4">Update RGB sequence 2</text:p>
          </table:table-cell>
          <table:table-cell table:style-name="Table4.F2" office:value-type="string">
            <text:p text:style-name="P10">B2</text:p>
          </table:table-cell>
          <table:table-cell table:style-name="Table4.F2" office:value-type="string">
            <text:p text:style-name="P13">Update std colour 2</text:p>
          </table:table-cell>
          <table:table-cell table:style-name="Table4.F2" office:value-type="string">
            <text:p text:style-name="P10">F2</text:p>
          </table:table-cell>
        </table:table-row>
        <table:table-row table:style-name="Table4.3">
          <table:table-cell table:style-name="Table4.A2" office:value-type="string">
            <text:p text:style-name="P9">33</text:p>
          </table:table-cell>
          <table:table-cell table:style-name="Table4.A2" table:number-columns-spanned="2" office:value-type="string">
            <text:p text:style-name="P4">Update std colour 3</text:p>
          </table:table-cell>
          <table:covered-table-cell/>
          <table:table-cell table:style-name="Table4.A2" office:value-type="string">
            <text:p text:style-name="P9">73</text:p>
          </table:table-cell>
          <table:table-cell table:style-name="Table4.A2" office:value-type="string">
            <text:p text:style-name="P4">Update RGB sequence 3</text:p>
          </table:table-cell>
          <table:table-cell table:style-name="Table4.F2" office:value-type="string">
            <text:p text:style-name="P10">B3</text:p>
          </table:table-cell>
          <table:table-cell table:style-name="Table4.F2" office:value-type="string">
            <text:p text:style-name="P13">Update std colour 3</text:p>
          </table:table-cell>
          <table:table-cell table:style-name="Table4.F2" office:value-type="string">
            <text:p text:style-name="P10">F3</text:p>
          </table:table-cell>
        </table:table-row>
        <table:table-row table:style-name="Table4.3">
          <table:table-cell table:style-name="Table4.A2" office:value-type="string">
            <text:p text:style-name="P9">34</text:p>
          </table:table-cell>
          <table:table-cell table:style-name="Table4.A2" table:number-columns-spanned="2" office:value-type="string">
            <text:p text:style-name="P4">Update std colour 4</text:p>
          </table:table-cell>
          <table:covered-table-cell/>
          <table:table-cell table:style-name="Table4.A2" office:value-type="string">
            <text:p text:style-name="P9">74</text:p>
          </table:table-cell>
          <table:table-cell table:style-name="Table4.A2" office:value-type="string">
            <text:p text:style-name="P4">Update RGB sequence 4</text:p>
          </table:table-cell>
          <table:table-cell table:style-name="Table4.F2" office:value-type="string">
            <text:p text:style-name="P10">B4</text:p>
          </table:table-cell>
          <table:table-cell table:style-name="Table4.F2" office:value-type="string">
            <text:p text:style-name="P13">Update std colour 4</text:p>
          </table:table-cell>
          <table:table-cell table:style-name="Table4.F2" office:value-type="string">
            <text:p text:style-name="P10">F4</text:p>
          </table:table-cell>
        </table:table-row>
        <table:table-row table:style-name="Table4.3">
          <table:table-cell table:style-name="Table4.A2" office:value-type="string">
            <text:p text:style-name="P9">35</text:p>
          </table:table-cell>
          <table:table-cell table:style-name="Table4.A2" table:number-columns-spanned="2" office:value-type="string">
            <text:p text:style-name="P4">Update std colour 5</text:p>
          </table:table-cell>
          <table:covered-table-cell/>
          <table:table-cell table:style-name="Table4.A2" office:value-type="string">
            <text:p text:style-name="P9">75</text:p>
          </table:table-cell>
          <table:table-cell table:style-name="Table4.A2" office:value-type="string">
            <text:p text:style-name="P4">Update RGB sequence 5</text:p>
          </table:table-cell>
          <table:table-cell table:style-name="Table4.F2" office:value-type="string">
            <text:p text:style-name="P10">B5</text:p>
          </table:table-cell>
          <table:table-cell table:style-name="Table4.F2" office:value-type="string">
            <text:p text:style-name="P13">Update std colour 5</text:p>
          </table:table-cell>
          <table:table-cell table:style-name="Table4.F2" office:value-type="string">
            <text:p text:style-name="P10">F5</text:p>
          </table:table-cell>
        </table:table-row>
        <table:table-row table:style-name="Table4.3">
          <table:table-cell table:style-name="Table4.A2" office:value-type="string">
            <text:p text:style-name="P9">36</text:p>
          </table:table-cell>
          <table:table-cell table:style-name="Table4.A2" table:number-columns-spanned="2" office:value-type="string">
            <text:p text:style-name="P4">Update std colour 6</text:p>
          </table:table-cell>
          <table:covered-table-cell/>
          <table:table-cell table:style-name="Table4.A2" office:value-type="string">
            <text:p text:style-name="P9">76</text:p>
          </table:table-cell>
          <table:table-cell table:style-name="Table4.A2" office:value-type="string">
            <text:p text:style-name="P4">Update RGB sequence 6</text:p>
          </table:table-cell>
          <table:table-cell table:style-name="Table4.F2" office:value-type="string">
            <text:p text:style-name="P10">B6</text:p>
          </table:table-cell>
          <table:table-cell table:style-name="Table4.F2" office:value-type="string">
            <text:p text:style-name="P13">Update std colour 6</text:p>
          </table:table-cell>
          <table:table-cell table:style-name="Table4.F2" office:value-type="string">
            <text:p text:style-name="P10">F6</text:p>
          </table:table-cell>
        </table:table-row>
        <table:table-row table:style-name="Table4.3">
          <table:table-cell table:style-name="Table4.A2" office:value-type="string">
            <text:p text:style-name="P9">37</text:p>
          </table:table-cell>
          <table:table-cell table:style-name="Table4.A2" table:number-columns-spanned="2" office:value-type="string">
            <text:p text:style-name="P4">Update std colour 7</text:p>
          </table:table-cell>
          <table:covered-table-cell/>
          <table:table-cell table:style-name="Table4.A2" office:value-type="string">
            <text:p text:style-name="P9">77</text:p>
          </table:table-cell>
          <table:table-cell table:style-name="Table4.A2" office:value-type="string">
            <text:p text:style-name="P4">Update RGB sequence 7</text:p>
          </table:table-cell>
          <table:table-cell table:style-name="Table4.F2" office:value-type="string">
            <text:p text:style-name="P10">B7</text:p>
          </table:table-cell>
          <table:table-cell table:style-name="Table4.F2" office:value-type="string">
            <text:p text:style-name="P13">Update std colour 7</text:p>
          </table:table-cell>
          <table:table-cell table:style-name="Table4.F2" office:value-type="string">
            <text:p text:style-name="P10">F7</text:p>
          </table:table-cell>
        </table:table-row>
        <table:table-row table:style-name="Table4.3">
          <table:table-cell table:style-name="Table4.A2" office:value-type="string">
            <text:p text:style-name="P9">38</text:p>
          </table:table-cell>
          <table:table-cell table:style-name="Table4.A2" table:number-columns-spanned="2" office:value-type="string">
            <text:p text:style-name="P4">Update sequence 0</text:p>
          </table:table-cell>
          <table:covered-table-cell/>
          <table:table-cell table:style-name="Table4.A2" office:value-type="string">
            <text:p text:style-name="P9">78</text:p>
          </table:table-cell>
          <table:table-cell table:style-name="Table4.A2" office:value-type="string">
            <text:p text:style-name="P4">Update RGB sequence 0 cont</text:p>
          </table:table-cell>
          <table:table-cell table:style-name="Table4.F2" office:value-type="string">
            <text:p text:style-name="P10">B8</text:p>
          </table:table-cell>
          <table:table-cell table:style-name="Table4.F2" office:value-type="string">
            <text:p text:style-name="P13">Update sequence 0</text:p>
          </table:table-cell>
          <table:table-cell table:style-name="Table4.F2" office:value-type="string">
            <text:p text:style-name="P10">F8</text:p>
          </table:table-cell>
        </table:table-row>
        <table:table-row table:style-name="Table4.3">
          <table:table-cell table:style-name="Table4.A2" office:value-type="string">
            <text:p text:style-name="P9">39</text:p>
          </table:table-cell>
          <table:table-cell table:style-name="Table4.A2" table:number-columns-spanned="2" office:value-type="string">
            <text:p text:style-name="P4">Update sequence 1</text:p>
          </table:table-cell>
          <table:covered-table-cell/>
          <table:table-cell table:style-name="Table4.A2" office:value-type="string">
            <text:p text:style-name="P9">79</text:p>
          </table:table-cell>
          <table:table-cell table:style-name="Table4.A2" office:value-type="string">
            <text:p text:style-name="P4">Update RGB sequence 1 cont</text:p>
          </table:table-cell>
          <table:table-cell table:style-name="Table4.F2" office:value-type="string">
            <text:p text:style-name="P10">B9</text:p>
          </table:table-cell>
          <table:table-cell table:style-name="Table4.F2" office:value-type="string">
            <text:p text:style-name="P13">Update sequence 1</text:p>
          </table:table-cell>
          <table:table-cell table:style-name="Table4.F2" office:value-type="string">
            <text:p text:style-name="P10">F9</text:p>
          </table:table-cell>
        </table:table-row>
        <table:table-row table:style-name="Table4.3">
          <table:table-cell table:style-name="Table4.A2" office:value-type="string">
            <text:p text:style-name="P9">3A</text:p>
          </table:table-cell>
          <table:table-cell table:style-name="Table4.A2" table:number-columns-spanned="2" office:value-type="string">
            <text:p text:style-name="P4">Update sequence 2</text:p>
          </table:table-cell>
          <table:covered-table-cell/>
          <table:table-cell table:style-name="Table4.A2" office:value-type="string">
            <text:p text:style-name="P9">7A</text:p>
          </table:table-cell>
          <table:table-cell table:style-name="Table4.A2" office:value-type="string">
            <text:p text:style-name="P4">Update RGB sequence 2 cont</text:p>
          </table:table-cell>
          <table:table-cell table:style-name="Table4.F2" office:value-type="string">
            <text:p text:style-name="P10">BA</text:p>
          </table:table-cell>
          <table:table-cell table:style-name="Table4.F2" office:value-type="string">
            <text:p text:style-name="P13">Update sequence 2</text:p>
          </table:table-cell>
          <table:table-cell table:style-name="Table4.F2" office:value-type="string">
            <text:p text:style-name="P10">FA</text:p>
          </table:table-cell>
        </table:table-row>
        <table:table-row table:style-name="Table4.3">
          <table:table-cell table:style-name="Table4.A2" office:value-type="string">
            <text:p text:style-name="P9">3B</text:p>
          </table:table-cell>
          <table:table-cell table:style-name="Table4.A2" table:number-columns-spanned="2" office:value-type="string">
            <text:p text:style-name="P4">Update sequence 3</text:p>
          </table:table-cell>
          <table:covered-table-cell/>
          <table:table-cell table:style-name="Table4.A2" office:value-type="string">
            <text:p text:style-name="P9">7B</text:p>
          </table:table-cell>
          <table:table-cell table:style-name="Table4.A2" office:value-type="string">
            <text:p text:style-name="P4">Update RGB sequence 3 cont</text:p>
          </table:table-cell>
          <table:table-cell table:style-name="Table4.F2" office:value-type="string">
            <text:p text:style-name="P10">BB</text:p>
          </table:table-cell>
          <table:table-cell table:style-name="Table4.F2" office:value-type="string">
            <text:p text:style-name="P13">Update sequence 3</text:p>
          </table:table-cell>
          <table:table-cell table:style-name="Table4.F2" office:value-type="string">
            <text:p text:style-name="P10">FB</text:p>
          </table:table-cell>
        </table:table-row>
        <table:table-row table:style-name="Table4.3">
          <table:table-cell table:style-name="Table4.A2" office:value-type="string">
            <text:p text:style-name="P9">3C</text:p>
          </table:table-cell>
          <table:table-cell table:style-name="Table4.A2" table:number-columns-spanned="2" office:value-type="string">
            <text:p text:style-name="P4">Update sequence 4</text:p>
          </table:table-cell>
          <table:covered-table-cell/>
          <table:table-cell table:style-name="Table4.A2" office:value-type="string">
            <text:p text:style-name="P9">7C</text:p>
          </table:table-cell>
          <table:table-cell table:style-name="Table4.A2" office:value-type="string">
            <text:p text:style-name="P4">Update RGB sequence 4 cont</text:p>
          </table:table-cell>
          <table:table-cell table:style-name="Table4.F2" office:value-type="string">
            <text:p text:style-name="P10">BC</text:p>
          </table:table-cell>
          <table:table-cell table:style-name="Table4.F2" office:value-type="string">
            <text:p text:style-name="P13">Update sequence 4</text:p>
          </table:table-cell>
          <table:table-cell table:style-name="Table4.F2" office:value-type="string">
            <text:p text:style-name="P10">FC</text:p>
          </table:table-cell>
        </table:table-row>
        <table:table-row table:style-name="Table4.3">
          <table:table-cell table:style-name="Table4.A2" office:value-type="string">
            <text:p text:style-name="P9">3D</text:p>
          </table:table-cell>
          <table:table-cell table:style-name="Table4.A2" table:number-columns-spanned="2" office:value-type="string">
            <text:p text:style-name="P4">Update sequence 5</text:p>
          </table:table-cell>
          <table:covered-table-cell/>
          <table:table-cell table:style-name="Table4.A2" office:value-type="string">
            <text:p text:style-name="P9">7D</text:p>
          </table:table-cell>
          <table:table-cell table:style-name="Table4.A2" office:value-type="string">
            <text:p text:style-name="P4">Update RGB sequence 5 cont</text:p>
          </table:table-cell>
          <table:table-cell table:style-name="Table4.F2" office:value-type="string">
            <text:p text:style-name="P10">BD</text:p>
          </table:table-cell>
          <table:table-cell table:style-name="Table4.F2" office:value-type="string">
            <text:p text:style-name="P13">Update sequence 5</text:p>
          </table:table-cell>
          <table:table-cell table:style-name="Table4.F2" office:value-type="string">
            <text:p text:style-name="P10">FD</text:p>
          </table:table-cell>
        </table:table-row>
        <table:table-row table:style-name="Table4.3">
          <table:table-cell table:style-name="Table4.A2" office:value-type="string">
            <text:p text:style-name="P9">3E</text:p>
          </table:table-cell>
          <table:table-cell table:style-name="Table4.A2" table:number-columns-spanned="2" office:value-type="string">
            <text:p text:style-name="P4">Update sequence 6</text:p>
          </table:table-cell>
          <table:covered-table-cell/>
          <table:table-cell table:style-name="Table4.A2" office:value-type="string">
            <text:p text:style-name="P9">7E</text:p>
          </table:table-cell>
          <table:table-cell table:style-name="Table4.A2" office:value-type="string">
            <text:p text:style-name="P4">Update RGB sequence 6 cont</text:p>
          </table:table-cell>
          <table:table-cell table:style-name="Table4.F2" office:value-type="string">
            <text:p text:style-name="P10">BE</text:p>
          </table:table-cell>
          <table:table-cell table:style-name="Table4.F2" office:value-type="string">
            <text:p text:style-name="P13">Update sequence 6</text:p>
          </table:table-cell>
          <table:table-cell table:style-name="Table4.F2" office:value-type="string">
            <text:p text:style-name="P10">FE</text:p>
          </table:table-cell>
        </table:table-row>
        <table:table-row table:style-name="Table4.2">
          <table:table-cell table:style-name="Table4.A2" office:value-type="string">
            <text:p text:style-name="P9">3F</text:p>
          </table:table-cell>
          <table:table-cell table:style-name="Table4.A2" table:number-columns-spanned="2" office:value-type="string">
            <text:p text:style-name="P4">Update sequence 7</text:p>
          </table:table-cell>
          <table:covered-table-cell/>
          <table:table-cell table:style-name="Table4.A2" office:value-type="string">
            <text:p text:style-name="P9">7F</text:p>
          </table:table-cell>
          <table:table-cell table:style-name="Table4.A2" office:value-type="string">
            <text:p text:style-name="P4">Update RGB sequence 7 cont</text:p>
          </table:table-cell>
          <table:table-cell table:style-name="Table4.F2" office:value-type="string">
            <text:p text:style-name="P10">BF</text:p>
          </table:table-cell>
          <table:table-cell table:style-name="Table4.F2" office:value-type="string">
            <text:p text:style-name="P13">Update sequence 7</text:p>
          </table:table-cell>
          <table:table-cell table:style-name="Table4.F2" office:value-type="string">
            <text:p text:style-name="P10">FF</text:p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GB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GB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en" fo:country="US" fo:font-style="normal" style:text-underline-style="none" fo:font-weight="normal" style:letter-kerning="true" style:font-name-asian="Helvetica2" style:font-size-asian="11pt" style:language-asian="en" style:country-asian="US" style:font-style-asian="normal" style:font-weight-asian="normal" style:font-name-complex="Helvetica2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en" fo:country="US" fo:font-style="normal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Title" style:family="paragraph" style:parent-style-name="Heading" style:next-style-name="Subtitle" style:default-outline-level="" style:list-style-name="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30pt" fo:letter-spacing="normal" fo:language="en" fo:country="US" fo:font-style="normal" style:text-underline-style="none" fo:font-weight="bold" style:letter-kerning="true" style:font-name-asian="Arial Unicode MS" style:font-size-asian="30pt" style:font-style-asian="normal" style:font-weight-asian="bold" style:font-name-complex="Arial Unicode MS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en" fo:country="US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tru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pag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2-27T23:31:51</dc:date>
    <dc:creator>Brian Innes</dc:creator>
    <meta:generator>OpenOffice/4.1.3$Unix OpenOffice.org_project/413m1$Build-9783</meta:generator>
    <meta:editing-duration>PT10H52M20S</meta:editing-duration>
    <meta:editing-cycles>4</meta:editing-cycles>
    <meta:document-statistic meta:table-count="4" meta:image-count="0" meta:object-count="0" meta:page-count="3" meta:paragraph-count="546" meta:word-count="1515" meta:character-count="7301"/>
  </office:meta>
</office:document-meta>
</file>